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&quot;Times New Roman&quot;" svg:font-family="&quot;Times New Roman&quot;"/>
  </office:font-face-decls>
  <office:automatic-styles>
    <style:style style:family="table" style:master-page-name="SheetStyle2" style:name="Table3">
      <co:linked-style style-name="Cell16"/>
      <style:table-properties table:display="true"/>
    </style:style>
    <style:style style:family="table-cell" style:master-page-name="SheetStyle2" style:name="Cell16">
      <co:linked-style style-name="Table3"/>
    </style:style>
    <style:style style:family="table" style:master-page-name="SheetStyle1" style:name="Table2">
      <co:linked-style style-name="Cell11"/>
      <style:table-properties table:display="true"/>
    </style:style>
    <style:style style:family="table-cell" style:master-page-name="SheetStyle1" style:name="Cell11">
      <co:linked-style style-name="Table2"/>
    </style:style>
    <style:style style:family="table" style:master-page-name="SheetStyle3" style:name="Table4">
      <co:linked-style style-name="Cell18"/>
      <style:table-properties table:display="true"/>
    </style:style>
    <style:style style:family="table-cell" style:master-page-name="SheetStyle3" style:name="Cell18">
      <co:linked-style style-name="Table4"/>
    </style:style>
    <style:style style:family="table" style:master-page-name="Standard" style:name="Table1">
      <co:linked-style style-name="Cell1"/>
      <style:table-properties table:display="true"/>
    </style:style>
    <style:style style:family="table-cell" style:master-page-name="Standard" style:name="Cell1">
      <co:linked-style style-name="Table1"/>
    </style:style>
    <style:style style:family="table-column" style:name="Col18">
      <style:table-column-properties style:column-width="60.82pt" style:use-optimal-column-width="true"/>
    </style:style>
    <style:style style:family="table-column" style:name="Col17">
      <style:table-column-properties style:column-width="221.2501pt" style:use-optimal-column-width="true"/>
    </style:style>
    <style:style style:family="table-column" style:name="Col13">
      <style:table-column-properties style:column-width="117.7501pt" style:use-optimal-column-width="true"/>
    </style:style>
    <style:style style:family="table-column" style:name="Col12">
      <style:table-column-properties style:column-width="108.0001pt" style:use-optimal-column-width="true"/>
    </style:style>
    <style:style style:family="table-column" style:name="Col15">
      <style:table-column-properties style:column-width="101.2501pt" style:use-optimal-column-width="true"/>
    </style:style>
    <style:style style:family="table-column" style:name="Col16">
      <style:table-column-properties style:column-width="206.2501pt" style:use-optimal-column-width="true"/>
    </style:style>
    <style:style style:family="table-column" style:name="Col10">
      <style:table-column-properties style:column-width="116.2501pt" style:use-optimal-column-width="true"/>
    </style:style>
    <style:style style:family="table-column" style:name="Col8">
      <style:table-column-properties style:column-width="105.7501pt" style:use-optimal-column-width="true"/>
    </style:style>
    <style:style style:family="table-column" style:name="Col7">
      <style:table-column-properties style:column-width="48pt" style:use-optimal-column-width="true"/>
    </style:style>
    <style:style style:family="table-column" style:name="Col9">
      <style:table-column-properties style:column-width="110.2501pt" style:use-optimal-column-width="true"/>
    </style:style>
    <style:style style:family="table-column" style:name="Col5">
      <style:table-column-properties style:column-width="69.75pt" style:use-optimal-column-width="true"/>
    </style:style>
    <style:style style:family="table-column" style:name="Col11">
      <style:table-column-properties style:column-width="87.0001pt" style:use-optimal-column-width="true"/>
    </style:style>
    <style:style style:family="table-column" style:name="Col4">
      <style:table-column-properties style:column-width="77.25pt" style:use-optimal-column-width="true"/>
    </style:style>
    <style:style style:family="table-column" style:name="Col3">
      <style:table-column-properties style:column-width="69pt" style:use-optimal-column-width="true"/>
    </style:style>
    <style:style style:family="table-column" style:name="Col6">
      <style:table-column-properties style:column-width="76.5pt" style:use-optimal-column-width="true"/>
    </style:style>
    <style:style style:family="table-column" style:name="Col14">
      <style:table-column-properties style:column-width="93.7501pt" style:use-optimal-column-width="true"/>
    </style:style>
    <style:style style:family="table-column" style:name="Col1">
      <style:table-column-properties style:column-width="84.7501pt" style:use-optimal-column-width="true"/>
    </style:style>
    <style:style style:family="table-column" style:name="Col2">
      <style:table-column-properties style:column-width="107.2501pt" style:use-optimal-column-width="true"/>
    </style:style>
    <style:style style:family="table-row" style:name="Row9">
      <style:table-row-properties style:min-row-height="18.75pt" style:row-height="18.75pt" style:use-optimal-row-height="true"/>
    </style:style>
    <style:style style:family="table-row" style:name="Row8">
      <style:table-row-properties style:min-row-height="18.75pt" style:row-height="18.75pt" style:use-optimal-row-height="true"/>
    </style:style>
    <style:style style:family="table-row" style:name="Row6">
      <style:table-row-properties style:min-row-height="15pt" style:row-height="15pt" style:use-optimal-row-height="true"/>
    </style:style>
    <style:style style:family="table-row" style:name="Row5">
      <style:table-row-properties style:min-row-height="37.5pt" style:row-height="37.5pt" style:use-optimal-row-height="true"/>
    </style:style>
    <style:style style:family="table-row" style:name="Row4">
      <style:table-row-properties style:min-row-height="15.75pt" style:row-height="15.75pt" style:use-optimal-row-height="true"/>
    </style:style>
    <style:style style:family="table-row" style:name="Row10">
      <style:table-row-properties style:min-row-height="18.75pt" style:row-height="18.75pt" style:use-optimal-row-height="true"/>
    </style:style>
    <style:style style:family="table-row" style:name="Row3">
      <style:table-row-properties style:min-row-height="15.75pt" style:row-height="15.75pt" style:use-optimal-row-height="true"/>
    </style:style>
    <style:style style:family="table-row" style:name="Row2">
      <style:table-row-properties style:min-row-height="15.75pt" style:row-height="15.75pt" style:use-optimal-row-height="true"/>
    </style:style>
    <style:style style:family="table-row" style:name="Row7">
      <style:table-row-properties style:min-row-height="15pt" style:row-height="15pt" style:use-optimal-row-height="true"/>
    </style:style>
    <style:style style:family="table-row" style:name="Row1">
      <style:table-row-properties style:min-row-height="32.25pt" style:row-height="32.25pt" style:use-optimal-row-height="true"/>
    </style:style>
    <style:style style:data-style-name="N1" style:family="table-cell" style:name="Cell15" style:parent-style-name="default_cl">
      <style:table-cell-properties fo:border-bottom="2pt solid #000000" fo:border-left="none" fo:border-right="2pt solid #000000" fo:border-top="2pt solid #000000" fo:wrap-option="wrap" style:repeat-content="false" style:text-align-source="fix" style:vertical-align="top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size="14pt" style:font-size-asian="14pt" style:font-size-complex="14pt"/>
    </style:style>
    <style:style style:data-style-name="N1" style:family="table-cell" style:name="Cell14" style:parent-style-name="default_cl">
      <style:table-cell-properties fo:border-bottom="2pt solid #000000" fo:border-left="none" fo:border-right="2pt solid #000000" fo:border-top="2pt solid #000000" style:repeat-content="false" style:text-align-source="fix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size="14pt" style:font-size-asian="14pt" style:font-size-complex="14pt"/>
    </style:style>
    <style:style style:data-style-name="N1" style:family="table-cell" style:name="Cell12" style:parent-style-name="default_cl">
      <style:table-cell-properties style:repeat-content="false" style:text-align-source="fix"/>
      <style:paragraph-properties fo:text-align="center"/>
    </style:style>
    <style:style style:data-style-name="N2" style:family="table-cell" style:name="Cell10" style:parent-style-name="default_cl"/>
    <style:style style:data-style-name="N1" style:family="table-cell" style:name="Cell17" style:parent-style-name="default_cl">
      <style:text-properties fo:font-family="&quot;Times New Roman&quot;" fo:font-size="14pt" style:font-name="&quot;Times New Roman&quot;" style:font-size-asian="14pt" style:font-size-complex="14pt"/>
    </style:style>
    <style:style style:data-style-name="N3" style:family="table-cell" style:name="Cell8" style:parent-style-name="default_cl"/>
    <style:style style:data-style-name="N4" style:family="table-cell" style:name="Cell9" style:parent-style-name="default_cl">
      <style:table-cell-properties style:repeat-content="false" style:text-align-source="fix"/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7" style:parent-style-name="default_cl">
      <style:table-cell-properties fo:border-bottom="2pt solid #000000" fo:border-left="none" fo:border-right="2pt solid #000000" fo:border-top="2pt solid #000000" fo:wrap-option="wrap" style:repeat-content="false" style:text-align-source="fix"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13" style:parent-style-name="default_cl">
      <style:table-cell-properties fo:border-bottom="2pt solid #000000" fo:border-left="2pt solid #000000" fo:border-right="2pt solid #000000" fo:border-top="2pt solid #000000" style:repeat-content="false" style:text-align-source="fix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size="14pt" style:font-size-asian="14pt" style:font-size-complex="14pt"/>
    </style:style>
    <style:style style:data-style-name="N1" style:family="table-cell" style:name="Cell6" style:parent-style-name="default_cl">
      <style:table-cell-properties fo:border-bottom="2pt solid #000000" fo:border-left="2pt solid #000000" fo:border-right="2pt solid #000000" fo:border-top="2pt solid #000000" fo:wrap-option="wrap" style:repeat-content="false" style:text-align-source="fix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5" style:parent-style-name="default_cl"/>
    <style:style style:data-style-name="N2" style:family="table-cell" style:name="Cell3" style:parent-style-name="default_cl">
      <style:table-cell-properties style:repeat-content="false" style:text-align-source="fix"/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4" style:parent-style-name="default_cl">
      <style:text-properties fo:font-family="&quot;Times New Roman&quot;" fo:font-size="12pt" style:font-name="&quot;Times New Roman&quot;" style:font-size-asian="12pt" style:font-size-complex="12pt"/>
    </style:style>
    <style:style style:data-style-name="N1" style:family="table-cell" style:name="Cell2" style:parent-style-name="default_cl">
      <style:table-cell-properties style:repeat-content="false" style:text-align-source="fix"/>
      <style:paragraph-properties fo:text-align="center"/>
      <style:text-properties fo:font-family="&quot;Times New Roman&quot;" fo:font-size="12pt" style:font-name="&quot;Times New Roman&quot;" style:font-size-asian="12pt" style:font-size-complex="12pt"/>
    </style:style>
  </office:automatic-styles>
  <office:body>
    <office:spreadsheet>
      <table:table co:columns-count="8" co:grouping-summary-below="true" co:grouping-summary-right="true" co:rows-count="1162" co:show-zero-value="true" table:name="Начисления_и_оплата" table:style-name="Table1">
        <table:table-column table:default-cell-style-name="Cell2" table:style-name="Col1"/>
        <table:table-column table:default-cell-style-name="Cell3" table:style-name="Col2"/>
        <table:table-column table:default-cell-style-name="Cell4" table:style-name="Col3"/>
        <table:table-column table:default-cell-style-name="Cell2" table:style-name="Col4"/>
        <table:table-column table:default-cell-style-name="Cell4" table:style-name="Col5"/>
        <table:table-column table:default-cell-style-name="Cell4" table:style-name="Col6"/>
        <table:table-column table:default-cell-style-name="Cell5" table:style-name="Col7"/>
        <table:table-column table:default-cell-style-name="Cell5" table:style-name="Col8"/>
        <table:table-column table:default-cell-style-name="Cell5" table:number-columns-repeated="16376" table:style-name="Col7"/>
        <table:table-row table:style-name="Row1">
          <table:table-cell office:value-type="string" table:style-name="Cell6">
            <text:p>ID операции</text:p>
          </table:table-cell>
          <table:table-cell office:value-type="string" table:style-name="Cell7">
            <text:p>Время</text:p>
          </table:table-cell>
          <table:table-cell office:value-type="string" table:style-name="Cell7">
            <text:p>Лицевой счёт</text:p>
          </table:table-cell>
          <table:table-cell office:value-type="string" table:style-name="Cell7">
            <text:p>ID компании</text:p>
          </table:table-cell>
          <table:table-cell office:value-type="string" table:style-name="Cell7">
            <text:p>Тип операции</text:p>
          </table:table-cell>
          <table:table-cell office:value-type="string" table:style-name="Cell7">
            <text:p>Сумма, руб.</text:p>
          </table:table-cell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" office:value-type="float"/>
          <table:table-cell office:value="44927.25" office:value-type="float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284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2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0</text:p>
          </table:table-cell>
          <table:table-cell office:value="6" office:value-type="float" table:style-name="Cell2"/>
          <table:table-cell office:value-type="string" table:style-name="Cell4">
            <text:p>Начисление</text:p>
          </table:table-cell>
          <table:table-cell office:value="4786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3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1</text:p>
          </table:table-cell>
          <table:table-cell office:value="6" office:value-type="float" table:style-name="Cell2"/>
          <table:table-cell office:value-type="string" table:style-name="Cell4">
            <text:p>Начисление</text:p>
          </table:table-cell>
          <table:table-cell office:value="6877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4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2</text:p>
          </table:table-cell>
          <table:table-cell office:value="6" office:value-type="float" table:style-name="Cell2"/>
          <table:table-cell office:value-type="string" table:style-name="Cell4">
            <text:p>Начисление</text:p>
          </table:table-cell>
          <table:table-cell office:value="4262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5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3</text:p>
          </table:table-cell>
          <table:table-cell office:value="6" office:value-type="float" table:style-name="Cell2"/>
          <table:table-cell office:value-type="string" table:style-name="Cell4">
            <text:p>Начисление</text:p>
          </table:table-cell>
          <table:table-cell office:value="6296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6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4</text:p>
          </table:table-cell>
          <table:table-cell office:value="6" office:value-type="float" table:style-name="Cell2"/>
          <table:table-cell office:value-type="string" table:style-name="Cell4">
            <text:p>Начисление</text:p>
          </table:table-cell>
          <table:table-cell office:value="5472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7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4969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8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6519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3">
          <table:table-cell office:value="9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6697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0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3532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1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4312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2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2</text:p>
          </table:table-cell>
          <table:table-cell office:value="1" office:value-type="float" table:style-name="Cell2"/>
          <table:table-cell office:value-type="string" table:style-name="Cell4">
            <text:p>Начисление</text:p>
          </table:table-cell>
          <table:table-cell office:value="5782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3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3650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4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 table:style-name="Cell2"/>
          <table:table-cell office:value-type="string" table:style-name="Cell4">
            <text:p>Начисление</text:p>
          </table:table-cell>
          <table:table-cell office:value="4458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5" office:value-type="float" table:style-name="Cell2"/>
          <table:table-cell office:date-value="2023-01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 table:style-name="Cell2"/>
          <table:table-cell office:value-type="string" table:style-name="Cell4">
            <text:p>Начисление</text:p>
          </table:table-cell>
          <table:table-cell office:value="3610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16" office:value-type="float"/>
          <table:table-cell office:date-value="2023-01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40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" office:value-type="float"/>
          <table:table-cell office:date-value="2023-01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4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" office:value-type="float"/>
          <table:table-cell office:date-value="2023-01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0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" office:value-type="float"/>
          <table:table-cell office:date-value="2023-01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5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" office:value-type="float"/>
          <table:table-cell office:date-value="2023-01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72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" office:value-type="float"/>
          <table:table-cell office:date-value="2023-01-01T06:00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41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" office:value-type="float"/>
          <table:table-cell office:date-value="2023-01-01T06:00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07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" office:value-type="float"/>
          <table:table-cell office:date-value="2023-01-01T06:00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436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" office:value-type="float"/>
          <table:table-cell office:date-value="2023-01-01T06:00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6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" office:value-type="float"/>
          <table:table-cell office:date-value="2023-01-01T06:00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5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" office:value-type="float"/>
          <table:table-cell office:date-value="2023-01-01T06:00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63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" office:value-type="float"/>
          <table:table-cell office:date-value="2023-01-01T06:00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28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" office:value-type="float"/>
          <table:table-cell office:date-value="2023-01-01T06:00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29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" office:value-type="float"/>
          <table:table-cell office:date-value="2023-01-01T06:00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8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" office:value-type="float"/>
          <table:table-cell office:date-value="2023-01-01T06:00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" office:value-type="float"/>
          <table:table-cell office:date-value="2023-01-01T06:00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4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" office:value-type="float"/>
          <table:table-cell office:date-value="2023-01-01T06:00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6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" office:value-type="float"/>
          <table:table-cell office:date-value="2023-01-01T06:00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7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" office:value-type="float"/>
          <table:table-cell office:date-value="2023-01-01T06:00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428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" office:value-type="float"/>
          <table:table-cell office:date-value="2023-01-01T06:00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" office:value-type="float"/>
          <table:table-cell office:date-value="2023-01-01T06:00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3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" office:value-type="float"/>
          <table:table-cell office:date-value="2023-01-01T06:00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28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" office:value-type="float"/>
          <table:table-cell office:date-value="2023-01-01T06:00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64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" office:value-type="float"/>
          <table:table-cell office:date-value="2023-01-01T06:00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76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" office:value-type="float"/>
          <table:table-cell office:date-value="2023-01-01T06:00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4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" office:value-type="float"/>
          <table:table-cell office:date-value="2023-01-01T06:00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3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" office:value-type="float"/>
          <table:table-cell office:date-value="2023-01-01T06:00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82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" office:value-type="float"/>
          <table:table-cell office:date-value="2023-01-01T06:00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9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" office:value-type="float"/>
          <table:table-cell office:date-value="2023-01-01T06:00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19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" office:value-type="float"/>
          <table:table-cell office:date-value="2023-01-01T06:00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594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" office:value-type="float"/>
          <table:table-cell office:date-value="2023-01-01T06:00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8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" office:value-type="float"/>
          <table:table-cell office:date-value="2023-01-01T06:00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24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" office:value-type="float"/>
          <table:table-cell office:date-value="2023-01-01T06:00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28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" office:value-type="float"/>
          <table:table-cell office:date-value="2023-01-01T06:00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5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" office:value-type="float"/>
          <table:table-cell office:date-value="2023-01-01T06:00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9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" office:value-type="float"/>
          <table:table-cell office:date-value="2023-01-01T06:00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82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" office:value-type="float"/>
          <table:table-cell office:date-value="2023-01-01T06:00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28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" office:value-type="float"/>
          <table:table-cell office:date-value="2023-01-01T06:00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28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" office:value-type="float"/>
          <table:table-cell office:date-value="2023-01-01T06:00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8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" office:value-type="float"/>
          <table:table-cell office:date-value="2023-01-01T06:00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38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" office:value-type="float"/>
          <table:table-cell office:date-value="2023-01-01T06:00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6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" office:value-type="float"/>
          <table:table-cell office:date-value="2023-01-01T06:00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77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8" office:value-type="float"/>
          <table:table-cell office:date-value="2023-01-01T06:00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56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9" office:value-type="float"/>
          <table:table-cell office:date-value="2023-01-01T06:00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8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0" office:value-type="float"/>
          <table:table-cell office:date-value="2023-01-01T06:00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1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1" office:value-type="float"/>
          <table:table-cell office:date-value="2023-01-01T06:00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8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2" office:value-type="float"/>
          <table:table-cell office:date-value="2023-01-01T06:00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5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3" office:value-type="float"/>
          <table:table-cell office:date-value="2023-01-01T06:00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85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4" office:value-type="float"/>
          <table:table-cell office:date-value="2023-01-01T06:00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1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5" office:value-type="float"/>
          <table:table-cell office:date-value="2023-01-01T06:00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65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6" office:value-type="float"/>
          <table:table-cell office:date-value="2023-01-01T06:33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8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7" office:value-type="float"/>
          <table:table-cell office:date-value="2023-01-01T09:26:00.000000" office:value-type="date" table:style-name="Cell9"/>
          <table:table-cell office:value-type="string" table:style-name="Cell2">
            <text:p>Л13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629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8" office:value-type="float"/>
          <table:table-cell office:date-value="2023-01-01T12:56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28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69" office:value-type="float"/>
          <table:table-cell office:date-value="2023-01-01T18:23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5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0" office:value-type="float"/>
          <table:table-cell office:date-value="2023-01-02T06:01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96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1" office:value-type="float"/>
          <table:table-cell office:date-value="2023-01-02T21:14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38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2" office:value-type="float"/>
          <table:table-cell office:date-value="2023-01-03T18:16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428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3" office:value-type="float"/>
          <table:table-cell office:date-value="2023-01-03T23:22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6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4" office:value-type="float"/>
          <table:table-cell office:date-value="2023-01-04T09:31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28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5" office:value-type="float"/>
          <table:table-cell office:date-value="2023-01-04T12:07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1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6" office:value-type="float"/>
          <table:table-cell office:date-value="2023-01-04T18:28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3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7" office:value-type="float"/>
          <table:table-cell office:date-value="2023-01-04T21:28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69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8" office:value-type="float"/>
          <table:table-cell office:date-value="2023-01-05T14:42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47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79" office:value-type="float"/>
          <table:table-cell office:date-value="2023-01-07T16:1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61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0" office:value-type="float"/>
          <table:table-cell office:date-value="2023-01-07T23:15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65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1" office:value-type="float"/>
          <table:table-cell office:date-value="2023-01-08T17:47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28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2" office:value-type="float"/>
          <table:table-cell office:date-value="2023-01-08T20:02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82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3" office:value-type="float"/>
          <table:table-cell office:date-value="2023-01-08T23:52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64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4" office:value-type="float"/>
          <table:table-cell office:date-value="2023-01-09T11:15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8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5" office:value-type="float"/>
          <table:table-cell office:date-value="2023-01-09T23:13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6" office:value-type="float"/>
          <table:table-cell office:date-value="2023-01-10T09:05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56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7" office:value-type="float"/>
          <table:table-cell office:date-value="2023-01-10T15:43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85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8" office:value-type="float"/>
          <table:table-cell office:date-value="2023-01-10T17:32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9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89" office:value-type="float"/>
          <table:table-cell office:date-value="2023-01-11T09:18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40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0" office:value-type="float"/>
          <table:table-cell office:date-value="2023-01-11T17:27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28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1" office:value-type="float"/>
          <table:table-cell office:date-value="2023-01-11T23:23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63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2" office:value-type="float"/>
          <table:table-cell office:date-value="2023-01-12T10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3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3" office:value-type="float"/>
          <table:table-cell office:date-value="2023-01-12T17:40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3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4" office:value-type="float"/>
          <table:table-cell office:date-value="2023-01-13T07:35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9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5" office:value-type="float"/>
          <table:table-cell office:date-value="2023-01-13T15:40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28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6" office:value-type="float"/>
          <table:table-cell office:date-value="2023-01-13T20:20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7" office:value-type="float"/>
          <table:table-cell office:date-value="2023-01-13T23:34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24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8" office:value-type="float"/>
          <table:table-cell office:date-value="2023-01-15T11:50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5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99" office:value-type="float"/>
          <table:table-cell office:date-value="2023-01-15T14:35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41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0" office:value-type="float"/>
          <table:table-cell office:date-value="2023-01-16T19:05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82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1" office:value-type="float"/>
          <table:table-cell office:date-value="2023-01-16T20:02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5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2" office:value-type="float"/>
          <table:table-cell office:date-value="2023-01-17T06:22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5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3" office:value-type="float"/>
          <table:table-cell office:date-value="2023-01-17T15:47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594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4" office:value-type="float"/>
          <table:table-cell office:date-value="2023-01-17T16:11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07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5" office:value-type="float"/>
          <table:table-cell office:date-value="2023-01-17T19:53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2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6" office:value-type="float"/>
          <table:table-cell office:date-value="2023-01-18T15:57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687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7" office:value-type="float"/>
          <table:table-cell office:date-value="2023-01-18T23:55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29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8" office:value-type="float"/>
          <table:table-cell office:date-value="2023-01-19T10:31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6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09" office:value-type="float"/>
          <table:table-cell office:date-value="2023-01-19T23:51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72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0" office:value-type="float"/>
          <table:table-cell office:date-value="2023-01-20T12:37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7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1" office:value-type="float"/>
          <table:table-cell office:date-value="2023-01-20T15:32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6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2" office:value-type="float"/>
          <table:table-cell office:date-value="2023-01-20T15:46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4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3" office:value-type="float"/>
          <table:table-cell office:date-value="2023-01-22T06:19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51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4" office:value-type="float"/>
          <table:table-cell office:date-value="2023-01-22T12:37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28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5" office:value-type="float"/>
          <table:table-cell office:date-value="2023-01-22T13:08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8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6" office:value-type="float"/>
          <table:table-cell office:date-value="2023-01-23T10:51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436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7" office:value-type="float"/>
          <table:table-cell office:date-value="2023-01-23T23:34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4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8" office:value-type="float"/>
          <table:table-cell office:date-value="2023-01-24T06:39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8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19" office:value-type="float"/>
          <table:table-cell office:date-value="2023-01-24T19:01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76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0" office:value-type="float"/>
          <table:table-cell office:date-value="2023-01-25T07:53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19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1" office:value-type="float"/>
          <table:table-cell office:date-value="2023-01-27T11:19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5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2" office:value-type="float"/>
          <table:table-cell office:date-value="2023-01-27T14:27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8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3" office:value-type="float"/>
          <table:table-cell office:date-value="2023-01-27T19:15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4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4" office:value-type="float"/>
          <table:table-cell office:date-value="2023-01-28T06:01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0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5" office:value-type="float"/>
          <table:table-cell office:date-value="2023-01-28T07:13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77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6" office:value-type="float"/>
          <table:table-cell office:date-value="2023-01-28T15:32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6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7" office:value-type="float"/>
          <table:table-cell office:date-value="2023-01-28T15:33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4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8" office:value-type="float"/>
          <table:table-cell office:date-value="2023-01-28T15:53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578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29" office:value-type="float"/>
          <table:table-cell office:date-value="2023-02-01T06:00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5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0" office:value-type="float"/>
          <table:table-cell office:date-value="2023-02-01T06:00:00.000000" office:value-type="date" table:style-name="Cell9"/>
          <table:table-cell office:value-type="string" table:style-name="Cell2">
            <text:p>Л10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5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1" office:value-type="float"/>
          <table:table-cell office:date-value="2023-02-01T06:00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59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2" office:value-type="float"/>
          <table:table-cell office:date-value="2023-02-01T06:00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80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3" office:value-type="float"/>
          <table:table-cell office:date-value="2023-02-01T06:00:00.000000" office:value-type="date" table:style-name="Cell9"/>
          <table:table-cell office:value-type="string" table:style-name="Cell2">
            <text:p>Л13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37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4" office:value-type="float"/>
          <table:table-cell office:date-value="2023-02-01T06:00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2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5" office:value-type="float"/>
          <table:table-cell office:date-value="2023-02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9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6" office:value-type="float"/>
          <table:table-cell office:date-value="2023-02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920" office:value-type="float"/>
          <table:table-cell table:number-columns-repeated="2"/>
          <table:table-cell table:number-columns-repeated="16376"/>
        </table:table-row>
        <table:table-row table:style-name="Row3">
          <table:table-cell office:value="137" office:value-type="float"/>
          <table:table-cell office:date-value="2023-02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1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8" office:value-type="float"/>
          <table:table-cell office:date-value="2023-02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2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39" office:value-type="float"/>
          <table:table-cell office:date-value="2023-02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04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0" office:value-type="float"/>
          <table:table-cell office:date-value="2023-02-01T06:00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68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1" office:value-type="float"/>
          <table:table-cell office:date-value="2023-02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3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2" office:value-type="float"/>
          <table:table-cell office:date-value="2023-02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19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3" office:value-type="float"/>
          <table:table-cell office:date-value="2023-02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2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4" office:value-type="float"/>
          <table:table-cell office:date-value="2023-02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5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5" office:value-type="float"/>
          <table:table-cell office:date-value="2023-02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89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6" office:value-type="float"/>
          <table:table-cell office:date-value="2023-02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1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7" office:value-type="float"/>
          <table:table-cell office:date-value="2023-02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5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8" office:value-type="float"/>
          <table:table-cell office:date-value="2023-02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0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49" office:value-type="float"/>
          <table:table-cell office:date-value="2023-02-01T06:00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90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0" office:value-type="float"/>
          <table:table-cell office:date-value="2023-02-01T06:00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55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1" office:value-type="float"/>
          <table:table-cell office:date-value="2023-02-01T06:00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86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2" office:value-type="float"/>
          <table:table-cell office:date-value="2023-02-01T06:00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93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3" office:value-type="float"/>
          <table:table-cell office:date-value="2023-02-01T06:00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6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4" office:value-type="float"/>
          <table:table-cell office:date-value="2023-02-01T06:00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20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5" office:value-type="float"/>
          <table:table-cell office:date-value="2023-02-01T06:00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45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6" office:value-type="float"/>
          <table:table-cell office:date-value="2023-02-01T06:00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8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7" office:value-type="float"/>
          <table:table-cell office:date-value="2023-02-01T06:00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99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8" office:value-type="float"/>
          <table:table-cell office:date-value="2023-02-01T06:00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51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59" office:value-type="float"/>
          <table:table-cell office:date-value="2023-02-01T06:00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64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0" office:value-type="float"/>
          <table:table-cell office:date-value="2023-02-01T06:00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19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1" office:value-type="float"/>
          <table:table-cell office:date-value="2023-02-01T06:00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9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2" office:value-type="float"/>
          <table:table-cell office:date-value="2023-02-01T06:00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28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3" office:value-type="float"/>
          <table:table-cell office:date-value="2023-02-01T06:00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5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4" office:value-type="float"/>
          <table:table-cell office:date-value="2023-02-01T06:00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0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5" office:value-type="float"/>
          <table:table-cell office:date-value="2023-02-01T06:00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67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6" office:value-type="float"/>
          <table:table-cell office:date-value="2023-02-01T06:00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2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7" office:value-type="float"/>
          <table:table-cell office:date-value="2023-02-01T06:00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0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8" office:value-type="float"/>
          <table:table-cell office:date-value="2023-02-01T06:00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69" office:value-type="float"/>
          <table:table-cell office:date-value="2023-02-01T06:00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9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0" office:value-type="float"/>
          <table:table-cell office:date-value="2023-02-01T06:00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5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1" office:value-type="float"/>
          <table:table-cell office:date-value="2023-02-01T06:00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1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2" office:value-type="float"/>
          <table:table-cell office:date-value="2023-02-01T06:00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1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3" office:value-type="float"/>
          <table:table-cell office:date-value="2023-02-01T06:00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434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4" office:value-type="float"/>
          <table:table-cell office:date-value="2023-02-01T06:00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5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5" office:value-type="float"/>
          <table:table-cell office:date-value="2023-02-01T06:00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3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6" office:value-type="float"/>
          <table:table-cell office:date-value="2023-02-01T06:00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6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7" office:value-type="float"/>
          <table:table-cell office:date-value="2023-02-01T06:00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1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8" office:value-type="float"/>
          <table:table-cell office:date-value="2023-02-01T06:00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21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79" office:value-type="float"/>
          <table:table-cell office:date-value="2023-02-01T06:00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8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0" office:value-type="float"/>
          <table:table-cell office:date-value="2023-02-01T06:00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12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1" office:value-type="float"/>
          <table:table-cell office:date-value="2023-02-01T06:00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65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2" office:value-type="float"/>
          <table:table-cell office:date-value="2023-02-01T06:00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5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3" office:value-type="float"/>
          <table:table-cell office:date-value="2023-02-01T06:00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35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4" office:value-type="float"/>
          <table:table-cell office:date-value="2023-02-01T06:00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8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5" office:value-type="float"/>
          <table:table-cell office:date-value="2023-02-01T06:00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54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6" office:value-type="float"/>
          <table:table-cell office:date-value="2023-02-01T06:00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5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7" office:value-type="float"/>
          <table:table-cell office:date-value="2023-02-01T06:00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0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8" office:value-type="float"/>
          <table:table-cell office:date-value="2023-02-01T06:00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8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89" office:value-type="float"/>
          <table:table-cell office:date-value="2023-02-01T06:00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8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0" office:value-type="float"/>
          <table:table-cell office:date-value="2023-02-01T06:00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00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1" office:value-type="float"/>
          <table:table-cell office:date-value="2023-02-01T06:00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36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2" office:value-type="float"/>
          <table:table-cell office:date-value="2023-02-01T06:00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69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3" office:value-type="float"/>
          <table:table-cell office:date-value="2023-02-01T06:00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9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4" office:value-type="float"/>
          <table:table-cell office:date-value="2023-02-01T07:37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5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5" office:value-type="float"/>
          <table:table-cell office:date-value="2023-02-01T09:56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35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6" office:value-type="float"/>
          <table:table-cell office:date-value="2023-02-01T12:12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8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7" office:value-type="float"/>
          <table:table-cell office:date-value="2023-02-02T11:56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9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8" office:value-type="float"/>
          <table:table-cell office:date-value="2023-02-02T12:26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5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199" office:value-type="float"/>
          <table:table-cell office:date-value="2023-02-03T17:55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8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0" office:value-type="float"/>
          <table:table-cell office:date-value="2023-02-06T10:27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45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1" office:value-type="float"/>
          <table:table-cell office:date-value="2023-02-07T07:18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0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2" office:value-type="float"/>
          <table:table-cell office:date-value="2023-02-07T09:21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65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3" office:value-type="float"/>
          <table:table-cell office:date-value="2023-02-08T16:06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8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4" office:value-type="float"/>
          <table:table-cell office:date-value="2023-02-09T13:09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2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5" office:value-type="float"/>
          <table:table-cell office:date-value="2023-02-09T16:16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69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6" office:value-type="float"/>
          <table:table-cell office:date-value="2023-02-09T18:35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7" office:value-type="float"/>
          <table:table-cell office:date-value="2023-02-09T18:57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12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8" office:value-type="float"/>
          <table:table-cell office:date-value="2023-02-09T19:59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9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09" office:value-type="float"/>
          <table:table-cell office:date-value="2023-02-10T06:58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20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0" office:value-type="float"/>
          <table:table-cell office:date-value="2023-02-10T07:02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5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1" office:value-type="float"/>
          <table:table-cell office:date-value="2023-02-10T09:56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99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2" office:value-type="float"/>
          <table:table-cell office:date-value="2023-02-10T12:48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0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3" office:value-type="float"/>
          <table:table-cell office:date-value="2023-02-11T19:33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2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4" office:value-type="float"/>
          <table:table-cell office:date-value="2023-02-11T23:54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55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5" office:value-type="float"/>
          <table:table-cell office:date-value="2023-02-12T17:27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3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6" office:value-type="float"/>
          <table:table-cell office:date-value="2023-02-12T21:34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5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7" office:value-type="float"/>
          <table:table-cell office:date-value="2023-02-12T21:38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19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8" office:value-type="float"/>
          <table:table-cell office:date-value="2023-02-13T13:50:00.000000" office:value-type="date" table:style-name="Cell9"/>
          <table:table-cell office:value-type="string" table:style-name="Cell2">
            <text:p>Л10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5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19" office:value-type="float"/>
          <table:table-cell office:date-value="2023-02-13T16:09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9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0" office:value-type="float"/>
          <table:table-cell office:date-value="2023-02-13T18:00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80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1" office:value-type="float"/>
          <table:table-cell office:date-value="2023-02-13T19:27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51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2" office:value-type="float"/>
          <table:table-cell office:date-value="2023-02-14T20:57:00.000000" office:value-type="date" table:style-name="Cell9"/>
          <table:table-cell office:value-type="string" table:style-name="Cell2">
            <text:p>Л13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37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3" office:value-type="float"/>
          <table:table-cell office:date-value="2023-02-15T06:32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1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4" office:value-type="float"/>
          <table:table-cell office:date-value="2023-02-16T06:46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92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5" office:value-type="float"/>
          <table:table-cell office:date-value="2023-02-16T15:18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68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6" office:value-type="float"/>
          <table:table-cell office:date-value="2023-02-17T10:10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8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7" office:value-type="float"/>
          <table:table-cell office:date-value="2023-02-17T10:57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59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8" office:value-type="float"/>
          <table:table-cell office:date-value="2023-02-17T17:06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8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29" office:value-type="float"/>
          <table:table-cell office:date-value="2023-02-17T23:18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5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0" office:value-type="float"/>
          <table:table-cell office:date-value="2023-02-18T07:37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6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1" office:value-type="float"/>
          <table:table-cell office:date-value="2023-02-18T11:14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93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2" office:value-type="float"/>
          <table:table-cell office:date-value="2023-02-19T09:36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6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3" office:value-type="float"/>
          <table:table-cell office:date-value="2023-02-19T10:06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2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4" office:value-type="float"/>
          <table:table-cell office:date-value="2023-02-19T13:17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0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5" office:value-type="float"/>
          <table:table-cell office:date-value="2023-02-20T20:47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5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6" office:value-type="float"/>
          <table:table-cell office:date-value="2023-02-21T10:47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1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7" office:value-type="float"/>
          <table:table-cell office:date-value="2023-02-21T13:43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1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8" office:value-type="float"/>
          <table:table-cell office:date-value="2023-02-21T15:58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36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39" office:value-type="float"/>
          <table:table-cell office:date-value="2023-02-21T20:29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3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0" office:value-type="float"/>
          <table:table-cell office:date-value="2023-02-21T21:31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434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1" office:value-type="float"/>
          <table:table-cell office:date-value="2023-02-22T11:31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00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2" office:value-type="float"/>
          <table:table-cell office:date-value="2023-02-22T13:13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54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3" office:value-type="float"/>
          <table:table-cell office:date-value="2023-02-22T21:14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28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4" office:value-type="float"/>
          <table:table-cell office:date-value="2023-02-23T08:28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0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5" office:value-type="float"/>
          <table:table-cell office:date-value="2023-02-23T13:31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21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6" office:value-type="float"/>
          <table:table-cell office:date-value="2023-02-23T18:52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1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7" office:value-type="float"/>
          <table:table-cell office:date-value="2023-02-23T20:5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04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8" office:value-type="float"/>
          <table:table-cell office:date-value="2023-02-24T10:47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55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49" office:value-type="float"/>
          <table:table-cell office:date-value="2023-02-24T11:18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9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0" office:value-type="float"/>
          <table:table-cell office:date-value="2023-02-24T14:59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67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1" office:value-type="float"/>
          <table:table-cell office:date-value="2023-02-24T17:00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90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2" office:value-type="float"/>
          <table:table-cell office:date-value="2023-02-25T09:47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19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3" office:value-type="float"/>
          <table:table-cell office:date-value="2023-02-25T10:49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2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4" office:value-type="float"/>
          <table:table-cell office:date-value="2023-02-26T10:37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64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5" office:value-type="float"/>
          <table:table-cell office:date-value="2023-02-26T18:15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5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6" office:value-type="float"/>
          <table:table-cell office:date-value="2023-02-27T13:53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86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7" office:value-type="float"/>
          <table:table-cell office:date-value="2023-03-01T06:00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29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8" office:value-type="float"/>
          <table:table-cell office:date-value="2023-03-01T06:00:00.000000" office:value-type="date" table:style-name="Cell9"/>
          <table:table-cell office:value-type="string" table:style-name="Cell2">
            <text:p>Л10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8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59" office:value-type="float"/>
          <table:table-cell office:date-value="2023-03-01T06:00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6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0" office:value-type="float"/>
          <table:table-cell office:date-value="2023-03-01T06:00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68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1" office:value-type="float"/>
          <table:table-cell office:date-value="2023-03-01T06:00:00.000000" office:value-type="date" table:style-name="Cell9"/>
          <table:table-cell office:value-type="string" table:style-name="Cell2">
            <text:p>Л13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60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2" office:value-type="float"/>
          <table:table-cell office:date-value="2023-03-01T06:00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74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3" office:value-type="float"/>
          <table:table-cell office:date-value="2023-03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6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4" office:value-type="float"/>
          <table:table-cell office:date-value="2023-03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139" office:value-type="float"/>
          <table:table-cell table:number-columns-repeated="2"/>
          <table:table-cell table:number-columns-repeated="16376"/>
        </table:table-row>
        <table:table-row table:style-name="Row3">
          <table:table-cell office:value="265" office:value-type="float"/>
          <table:table-cell office:date-value="2023-03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5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6" office:value-type="float"/>
          <table:table-cell office:date-value="2023-03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7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7" office:value-type="float"/>
          <table:table-cell office:date-value="2023-03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0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8" office:value-type="float"/>
          <table:table-cell office:date-value="2023-03-01T06:00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654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69" office:value-type="float"/>
          <table:table-cell office:date-value="2023-03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78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0" office:value-type="float"/>
          <table:table-cell office:date-value="2023-03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29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1" office:value-type="float"/>
          <table:table-cell office:date-value="2023-03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8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2" office:value-type="float"/>
          <table:table-cell office:date-value="2023-03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8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3" office:value-type="float"/>
          <table:table-cell office:date-value="2023-03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29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4" office:value-type="float"/>
          <table:table-cell office:date-value="2023-03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39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5" office:value-type="float"/>
          <table:table-cell office:date-value="2023-03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1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6" office:value-type="float"/>
          <table:table-cell office:date-value="2023-03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87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7" office:value-type="float"/>
          <table:table-cell office:date-value="2023-03-01T06:00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48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8" office:value-type="float"/>
          <table:table-cell office:date-value="2023-03-01T06:00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6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79" office:value-type="float"/>
          <table:table-cell office:date-value="2023-03-01T06:00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587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0" office:value-type="float"/>
          <table:table-cell office:date-value="2023-03-01T06:00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07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1" office:value-type="float"/>
          <table:table-cell office:date-value="2023-03-01T06:00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4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2" office:value-type="float"/>
          <table:table-cell office:date-value="2023-03-01T06:00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286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3" office:value-type="float"/>
          <table:table-cell office:date-value="2023-03-01T06:00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57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4" office:value-type="float"/>
          <table:table-cell office:date-value="2023-03-01T06:00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14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5" office:value-type="float"/>
          <table:table-cell office:date-value="2023-03-01T06:00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90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6" office:value-type="float"/>
          <table:table-cell office:date-value="2023-03-01T06:00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93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7" office:value-type="float"/>
          <table:table-cell office:date-value="2023-03-01T06:00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3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8" office:value-type="float"/>
          <table:table-cell office:date-value="2023-03-01T06:00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89" office:value-type="float"/>
          <table:table-cell office:date-value="2023-03-01T06:00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4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0" office:value-type="float"/>
          <table:table-cell office:date-value="2023-03-01T06:00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49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1" office:value-type="float"/>
          <table:table-cell office:date-value="2023-03-01T06:00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9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2" office:value-type="float"/>
          <table:table-cell office:date-value="2023-03-01T06:00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6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3" office:value-type="float"/>
          <table:table-cell office:date-value="2023-03-01T06:00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05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4" office:value-type="float"/>
          <table:table-cell office:date-value="2023-03-01T06:00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91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5" office:value-type="float"/>
          <table:table-cell office:date-value="2023-03-01T06:00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6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6" office:value-type="float"/>
          <table:table-cell office:date-value="2023-03-01T06:00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29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7" office:value-type="float"/>
          <table:table-cell office:date-value="2023-03-01T06:00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30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8" office:value-type="float"/>
          <table:table-cell office:date-value="2023-03-01T06:00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08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299" office:value-type="float"/>
          <table:table-cell office:date-value="2023-03-01T06:00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8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0" office:value-type="float"/>
          <table:table-cell office:date-value="2023-03-01T06:00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1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1" office:value-type="float"/>
          <table:table-cell office:date-value="2023-03-01T06:00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8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2" office:value-type="float"/>
          <table:table-cell office:date-value="2023-03-01T06:00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9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3" office:value-type="float"/>
          <table:table-cell office:date-value="2023-03-01T06:00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5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4" office:value-type="float"/>
          <table:table-cell office:date-value="2023-03-01T06:00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0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5" office:value-type="float"/>
          <table:table-cell office:date-value="2023-03-01T06:00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92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6" office:value-type="float"/>
          <table:table-cell office:date-value="2023-03-01T06:00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9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7" office:value-type="float"/>
          <table:table-cell office:date-value="2023-03-01T06:00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9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8" office:value-type="float"/>
          <table:table-cell office:date-value="2023-03-01T06:00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63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09" office:value-type="float"/>
          <table:table-cell office:date-value="2023-03-01T06:00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49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0" office:value-type="float"/>
          <table:table-cell office:date-value="2023-03-01T06:00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3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1" office:value-type="float"/>
          <table:table-cell office:date-value="2023-03-01T06:00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07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2" office:value-type="float"/>
          <table:table-cell office:date-value="2023-03-01T06:00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44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3" office:value-type="float"/>
          <table:table-cell office:date-value="2023-03-01T06:00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7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4" office:value-type="float"/>
          <table:table-cell office:date-value="2023-03-01T06:00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6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5" office:value-type="float"/>
          <table:table-cell office:date-value="2023-03-01T06:00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4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6" office:value-type="float"/>
          <table:table-cell office:date-value="2023-03-01T06:00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2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7" office:value-type="float"/>
          <table:table-cell office:date-value="2023-03-01T06:00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4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8" office:value-type="float"/>
          <table:table-cell office:date-value="2023-03-01T06:00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26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19" office:value-type="float"/>
          <table:table-cell office:date-value="2023-03-01T06:00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43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0" office:value-type="float"/>
          <table:table-cell office:date-value="2023-03-01T06:00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8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1" office:value-type="float"/>
          <table:table-cell office:date-value="2023-03-01T06:00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620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2" office:value-type="float"/>
          <table:table-cell office:date-value="2023-03-01T07:58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48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3" office:value-type="float"/>
          <table:table-cell office:date-value="2023-03-01T15:52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05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4" office:value-type="float"/>
          <table:table-cell office:date-value="2023-03-01T20:18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7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5" office:value-type="float"/>
          <table:table-cell office:date-value="2023-03-02T20:44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1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6" office:value-type="float"/>
          <table:table-cell office:date-value="2023-03-02T21:31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39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7" office:value-type="float"/>
          <table:table-cell office:date-value="2023-03-03T12:3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86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8" office:value-type="float"/>
          <table:table-cell office:date-value="2023-03-03T16:18:00.000000" office:value-type="date" table:style-name="Cell9"/>
          <table:table-cell office:value-type="string" table:style-name="Cell2">
            <text:p>Л10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8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29" office:value-type="float"/>
          <table:table-cell office:date-value="2023-03-03T18:32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57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0" office:value-type="float"/>
          <table:table-cell office:date-value="2023-03-05T06:23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29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1" office:value-type="float"/>
          <table:table-cell office:date-value="2023-03-05T10:56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5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2" office:value-type="float"/>
          <table:table-cell office:date-value="2023-03-07T16:07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3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3" office:value-type="float"/>
          <table:table-cell office:date-value="2023-03-07T19:01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49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4" office:value-type="float"/>
          <table:table-cell office:date-value="2023-03-08T12:53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6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5" office:value-type="float"/>
          <table:table-cell office:date-value="2023-03-09T13:04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49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6" office:value-type="float"/>
          <table:table-cell office:date-value="2023-03-09T13:21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9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7" office:value-type="float"/>
          <table:table-cell office:date-value="2023-03-09T14:11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9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8" office:value-type="float"/>
          <table:table-cell office:date-value="2023-03-09T17:23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8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39" office:value-type="float"/>
          <table:table-cell office:date-value="2023-03-10T13:25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0" office:value-type="float"/>
          <table:table-cell office:date-value="2023-03-10T17:38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4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1" office:value-type="float"/>
          <table:table-cell office:date-value="2023-03-10T22:29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654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2" office:value-type="float"/>
          <table:table-cell office:date-value="2023-03-11T16:19:00.000000" office:value-type="date" table:style-name="Cell9"/>
          <table:table-cell office:value-type="string" table:style-name="Cell2">
            <text:p>Л13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60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3" office:value-type="float"/>
          <table:table-cell office:date-value="2023-03-11T19:13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8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4" office:value-type="float"/>
          <table:table-cell office:date-value="2023-03-12T15:23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07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5" office:value-type="float"/>
          <table:table-cell office:date-value="2023-03-13T16:15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92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6" office:value-type="float"/>
          <table:table-cell office:date-value="2023-03-13T20:05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91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7" office:value-type="float"/>
          <table:table-cell office:date-value="2023-03-14T23:32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587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8" office:value-type="float"/>
          <table:table-cell office:date-value="2023-03-15T20:03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4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49" office:value-type="float"/>
          <table:table-cell office:date-value="2023-03-16T17:55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0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0" office:value-type="float"/>
          <table:table-cell office:date-value="2023-03-16T18:30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6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1" office:value-type="float"/>
          <table:table-cell office:date-value="2023-03-16T21:44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5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2" office:value-type="float"/>
          <table:table-cell office:date-value="2023-03-16T23:41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9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3" office:value-type="float"/>
          <table:table-cell office:date-value="2023-03-17T07:06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14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4" office:value-type="float"/>
          <table:table-cell office:date-value="2023-03-17T08:37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78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5" office:value-type="float"/>
          <table:table-cell office:date-value="2023-03-17T17:01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08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6" office:value-type="float"/>
          <table:table-cell office:date-value="2023-03-18T21:31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30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7" office:value-type="float"/>
          <table:table-cell office:date-value="2023-03-18T23:24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8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8" office:value-type="float"/>
          <table:table-cell office:date-value="2023-03-19T10:02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93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59" office:value-type="float"/>
          <table:table-cell office:date-value="2023-03-19T13:49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4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0" office:value-type="float"/>
          <table:table-cell office:date-value="2023-03-19T14:24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6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1" office:value-type="float"/>
          <table:table-cell office:date-value="2023-03-20T14:06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29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2" office:value-type="float"/>
          <table:table-cell office:date-value="2023-03-20T17:42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07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3" office:value-type="float"/>
          <table:table-cell office:date-value="2023-03-20T19:32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9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4" office:value-type="float"/>
          <table:table-cell office:date-value="2023-03-21T09:09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43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5" office:value-type="float"/>
          <table:table-cell office:date-value="2023-03-21T13:43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8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6" office:value-type="float"/>
          <table:table-cell office:date-value="2023-03-21T15:36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26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7" office:value-type="float"/>
          <table:table-cell office:date-value="2023-03-22T14:59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68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8" office:value-type="float"/>
          <table:table-cell office:date-value="2023-03-23T11:38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6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69" office:value-type="float"/>
          <table:table-cell office:date-value="2023-03-23T19:27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29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0" office:value-type="float"/>
          <table:table-cell office:date-value="2023-03-24T10:46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44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1" office:value-type="float"/>
          <table:table-cell office:date-value="2023-03-24T17:03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29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2" office:value-type="float"/>
          <table:table-cell office:date-value="2023-03-24T23:14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1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3" office:value-type="float"/>
          <table:table-cell office:date-value="2023-03-25T08:16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620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4" office:value-type="float"/>
          <table:table-cell office:date-value="2023-03-25T15:08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0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5" office:value-type="float"/>
          <table:table-cell office:date-value="2023-03-25T17:31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63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6" office:value-type="float"/>
          <table:table-cell office:date-value="2023-03-25T18:14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90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7" office:value-type="float"/>
          <table:table-cell office:date-value="2023-03-25T22:32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286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8" office:value-type="float"/>
          <table:table-cell office:date-value="2023-03-26T09:48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7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79" office:value-type="float"/>
          <table:table-cell office:date-value="2023-03-26T21:27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74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0" office:value-type="float"/>
          <table:table-cell office:date-value="2023-03-27T08:00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4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1" office:value-type="float"/>
          <table:table-cell office:date-value="2023-03-27T16:00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6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2" office:value-type="float"/>
          <table:table-cell office:date-value="2023-03-27T17:59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6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3" office:value-type="float"/>
          <table:table-cell office:date-value="2023-03-27T22:27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2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4" office:value-type="float"/>
          <table:table-cell office:date-value="2023-03-28T14:30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3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5" office:value-type="float"/>
          <table:table-cell office:date-value="2023-03-28T16:27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87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6" office:value-type="float"/>
          <table:table-cell office:date-value="2023-04-01T06:00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5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7" office:value-type="float"/>
          <table:table-cell office:date-value="2023-04-01T06:00:00.000000" office:value-type="date" table:style-name="Cell9"/>
          <table:table-cell office:value-type="string" table:style-name="Cell2">
            <text:p>Л10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8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8" office:value-type="float"/>
          <table:table-cell office:date-value="2023-04-01T06:00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67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89" office:value-type="float"/>
          <table:table-cell office:date-value="2023-04-01T06:00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23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0" office:value-type="float"/>
          <table:table-cell office:date-value="2023-04-01T06:00:00.000000" office:value-type="date" table:style-name="Cell9"/>
          <table:table-cell office:value-type="string" table:style-name="Cell2">
            <text:p>Л13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48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1" office:value-type="float"/>
          <table:table-cell office:date-value="2023-04-01T06:00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13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2" office:value-type="float"/>
          <table:table-cell office:date-value="2023-04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05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3" office:value-type="float"/>
          <table:table-cell office:date-value="2023-04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722" office:value-type="float"/>
          <table:table-cell table:number-columns-repeated="2"/>
          <table:table-cell table:number-columns-repeated="16376"/>
        </table:table-row>
        <table:table-row table:style-name="Row3">
          <table:table-cell office:value="394" office:value-type="float"/>
          <table:table-cell office:date-value="2023-04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20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5" office:value-type="float"/>
          <table:table-cell office:date-value="2023-04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3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6" office:value-type="float"/>
          <table:table-cell office:date-value="2023-04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6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7" office:value-type="float"/>
          <table:table-cell office:date-value="2023-04-01T06:00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38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8" office:value-type="float"/>
          <table:table-cell office:date-value="2023-04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09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399" office:value-type="float"/>
          <table:table-cell office:date-value="2023-04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05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0" office:value-type="float"/>
          <table:table-cell office:date-value="2023-04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4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1" office:value-type="float"/>
          <table:table-cell office:date-value="2023-04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55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2" office:value-type="float"/>
          <table:table-cell office:date-value="2023-04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9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3" office:value-type="float"/>
          <table:table-cell office:date-value="2023-04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97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4" office:value-type="float"/>
          <table:table-cell office:date-value="2023-04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28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5" office:value-type="float"/>
          <table:table-cell office:date-value="2023-04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65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6" office:value-type="float"/>
          <table:table-cell office:date-value="2023-04-01T06:00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1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7" office:value-type="float"/>
          <table:table-cell office:date-value="2023-04-01T06:00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6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8" office:value-type="float"/>
          <table:table-cell office:date-value="2023-04-01T06:00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581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09" office:value-type="float"/>
          <table:table-cell office:date-value="2023-04-01T06:00:00.000000" office:value-type="date" table:style-name="Cell9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9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0" office:value-type="float"/>
          <table:table-cell office:date-value="2023-04-01T06:00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35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1" office:value-type="float"/>
          <table:table-cell office:date-value="2023-04-01T06:00:00.000000" office:value-type="date" table:style-name="Cell9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9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2" office:value-type="float"/>
          <table:table-cell office:date-value="2023-04-01T06:00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0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3" office:value-type="float"/>
          <table:table-cell office:date-value="2023-04-01T06:00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8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4" office:value-type="float"/>
          <table:table-cell office:date-value="2023-04-01T06:00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3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5" office:value-type="float"/>
          <table:table-cell office:date-value="2023-04-01T06:00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2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6" office:value-type="float"/>
          <table:table-cell office:date-value="2023-04-01T06:00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53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7" office:value-type="float"/>
          <table:table-cell office:date-value="2023-04-01T06:00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67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8" office:value-type="float"/>
          <table:table-cell office:date-value="2023-04-01T06:00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93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19" office:value-type="float"/>
          <table:table-cell office:date-value="2023-04-01T06:00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607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0" office:value-type="float"/>
          <table:table-cell office:date-value="2023-04-01T06:00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93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1" office:value-type="float"/>
          <table:table-cell office:date-value="2023-04-01T06:00:00.000000" office:value-type="date" table:style-name="Cell9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6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2" office:value-type="float"/>
          <table:table-cell office:date-value="2023-04-01T06:00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9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3" office:value-type="float"/>
          <table:table-cell office:date-value="2023-04-01T06:00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4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4" office:value-type="float"/>
          <table:table-cell office:date-value="2023-04-01T06:00:00.000000" office:value-type="date" table:style-name="Cell9"/>
          <table:table-cell office:value-type="string" table:style-name="Cell2">
            <text:p>Л4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38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5" office:value-type="float"/>
          <table:table-cell office:date-value="2023-04-01T06:00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27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6" office:value-type="float"/>
          <table:table-cell office:date-value="2023-04-01T06:00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4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7" office:value-type="float"/>
          <table:table-cell office:date-value="2023-04-01T06:00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01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8" office:value-type="float"/>
          <table:table-cell office:date-value="2023-04-01T06:00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29" office:value-type="float"/>
          <table:table-cell office:date-value="2023-04-01T06:00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48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0" office:value-type="float"/>
          <table:table-cell office:date-value="2023-04-01T06:00:00.000000" office:value-type="date" table:style-name="Cell9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535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1" office:value-type="float"/>
          <table:table-cell office:date-value="2023-04-01T06:00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47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2" office:value-type="float"/>
          <table:table-cell office:date-value="2023-04-01T06:00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632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3" office:value-type="float"/>
          <table:table-cell office:date-value="2023-04-01T06:00:00.000000" office:value-type="date" table:style-name="Cell9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35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4" office:value-type="float"/>
          <table:table-cell office:date-value="2023-04-01T06:00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0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5" office:value-type="float"/>
          <table:table-cell office:date-value="2023-04-01T06:00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513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6" office:value-type="float"/>
          <table:table-cell office:date-value="2023-04-01T06:00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Начисление</text:p>
          </table:table-cell>
          <table:table-cell office:value="283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7" office:value-type="float"/>
          <table:table-cell office:date-value="2023-04-01T06:00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54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8" office:value-type="float"/>
          <table:table-cell office:date-value="2023-04-01T06:00:00.000000" office:value-type="date" table:style-name="Cell9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8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39" office:value-type="float"/>
          <table:table-cell office:date-value="2023-04-01T06:00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72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0" office:value-type="float"/>
          <table:table-cell office:date-value="2023-04-01T06:00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79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1" office:value-type="float"/>
          <table:table-cell office:date-value="2023-04-01T06:00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Начисление</text:p>
          </table:table-cell>
          <table:table-cell office:value="477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2" office:value-type="float"/>
          <table:table-cell office:date-value="2023-04-01T06:00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2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3" office:value-type="float"/>
          <table:table-cell office:date-value="2023-04-01T06:00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78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4" office:value-type="float"/>
          <table:table-cell office:date-value="2023-04-01T06:00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687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5" office:value-type="float"/>
          <table:table-cell office:date-value="2023-04-01T06:00:00.000000" office:value-type="date" table:style-name="Cell9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6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6" office:value-type="float"/>
          <table:table-cell office:date-value="2023-04-01T06:00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45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7" office:value-type="float"/>
          <table:table-cell office:date-value="2023-04-01T06:00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Начисление</text:p>
          </table:table-cell>
          <table:table-cell office:value="32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8" office:value-type="float"/>
          <table:table-cell office:date-value="2023-04-01T06:00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47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49" office:value-type="float"/>
          <table:table-cell office:date-value="2023-04-01T06:00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37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0" office:value-type="float"/>
          <table:table-cell office:date-value="2023-04-01T06:00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Начисление</text:p>
          </table:table-cell>
          <table:table-cell office:value="52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1" office:value-type="float"/>
          <table:table-cell office:date-value="2023-04-01T16:38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05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2" office:value-type="float"/>
          <table:table-cell office:date-value="2023-04-02T17:39:00.000000" office:value-type="date" table:style-name="Cell9"/>
          <table:table-cell office:value-type="string" table:style-name="Cell2">
            <text:p>Л5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47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3" office:value-type="float"/>
          <table:table-cell office:date-value="2023-04-02T21:15:00.000000" office:value-type="date" table:style-name="Cell9"/>
          <table:table-cell office:value-type="string" table:style-name="Cell2">
            <text:p>Л4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27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4" office:value-type="float"/>
          <table:table-cell office:date-value="2023-04-02T23:13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28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5" office:value-type="float"/>
          <table:table-cell office:date-value="2023-04-03T15:36:00.000000" office:value-type="date" table:style-name="Cell9"/>
          <table:table-cell office:value-type="string" table:style-name="Cell2">
            <text:p>Л65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2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6" office:value-type="float"/>
          <table:table-cell office:date-value="2023-04-03T22:08:00.000000" office:value-type="date" table:style-name="Cell9"/>
          <table:table-cell office:value-type="string" table:style-name="Cell2">
            <text:p>Л3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93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7" office:value-type="float"/>
          <table:table-cell office:date-value="2023-04-04T12:17:00.000000" office:value-type="date" table:style-name="Cell9"/>
          <table:table-cell office:value-type="string" table:style-name="Cell2">
            <text:p>Л4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4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8" office:value-type="float"/>
          <table:table-cell office:date-value="2023-04-05T09:16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05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59" office:value-type="float"/>
          <table:table-cell office:date-value="2023-04-05T22:35:00.000000" office:value-type="date" table:style-name="Cell9"/>
          <table:table-cell office:value-type="string" table:style-name="Cell2">
            <text:p>Л4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93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0" office:value-type="float"/>
          <table:table-cell office:date-value="2023-04-06T08:06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97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1" office:value-type="float"/>
          <table:table-cell office:date-value="2023-04-06T15:33:00.000000" office:value-type="date" table:style-name="Cell9"/>
          <table:table-cell office:value-type="string" table:style-name="Cell2">
            <text:p>Л4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01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2" office:value-type="float"/>
          <table:table-cell office:date-value="2023-04-06T21:46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95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3" office:value-type="float"/>
          <table:table-cell office:date-value="2023-04-06T21:55:00.000000" office:value-type="date" table:style-name="Cell9"/>
          <table:table-cell office:value-type="string" table:style-name="Cell2">
            <text:p>Л3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581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4" office:value-type="float"/>
          <table:table-cell office:date-value="2023-04-07T07:11:00.000000" office:value-type="date" table:style-name="Cell9"/>
          <table:table-cell office:value-type="string" table:style-name="Cell2">
            <text:p>Л4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41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5" office:value-type="float"/>
          <table:table-cell office:date-value="2023-04-09T17:25:00.000000" office:value-type="date" table:style-name="Cell9"/>
          <table:table-cell office:value-type="string" table:style-name="Cell2">
            <text:p>Л2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6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6" office:value-type="float"/>
          <table:table-cell office:date-value="2023-04-10T16:57:00.000000" office:value-type="date" table:style-name="Cell9"/>
          <table:table-cell office:value-type="string" table:style-name="Cell2">
            <text:p>Л56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54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7" office:value-type="float"/>
          <table:table-cell office:date-value="2023-04-10T17:21:00.000000" office:value-type="date" table:style-name="Cell9"/>
          <table:table-cell office:value-type="string" table:style-name="Cell2">
            <text:p>Л5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0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8" office:value-type="float"/>
          <table:table-cell office:date-value="2023-04-10T19:23:00.000000" office:value-type="date" table:style-name="Cell9"/>
          <table:table-cell office:value-type="string" table:style-name="Cell2">
            <text:p>Л3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67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69" office:value-type="float"/>
          <table:table-cell office:date-value="2023-04-10T19:40:00.000000" office:value-type="date" table:style-name="Cell9"/>
          <table:table-cell office:value-type="string" table:style-name="Cell2">
            <text:p>Л2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1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0" office:value-type="float"/>
          <table:table-cell office:date-value="2023-04-10T22:28:00.000000" office:value-type="date" table:style-name="Cell9"/>
          <table:table-cell office:value-type="string" table:style-name="Cell2">
            <text:p>Л58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72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1" office:value-type="float"/>
          <table:table-cell office:date-value="2023-04-11T08:58:00.000000" office:value-type="date" table:style-name="Cell9"/>
          <table:table-cell office:value-type="string" table:style-name="Cell2">
            <text:p>Л36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28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2" office:value-type="float"/>
          <table:table-cell office:date-value="2023-04-11T17:35:00.000000" office:value-type="date" table:style-name="Cell9"/>
          <table:table-cell office:value-type="string" table:style-name="Cell2">
            <text:p>Л6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477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3" office:value-type="float"/>
          <table:table-cell office:date-value="2023-04-11T21:50:00.000000" office:value-type="date" table:style-name="Cell9"/>
          <table:table-cell office:value-type="string" table:style-name="Cell2">
            <text:p>Л4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9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4" office:value-type="float"/>
          <table:table-cell office:date-value="2023-04-11T22:02:00.000000" office:value-type="date" table:style-name="Cell9"/>
          <table:table-cell office:value-type="string" table:style-name="Cell2">
            <text:p>Л48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5" office:value-type="float"/>
          <table:table-cell office:date-value="2023-04-12T16:11:00.000000" office:value-type="date" table:style-name="Cell9"/>
          <table:table-cell office:value-type="string" table:style-name="Cell2">
            <text:p>Л4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607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6" office:value-type="float"/>
          <table:table-cell office:date-value="2023-04-13T13:23:00.000000" office:value-type="date" table:style-name="Cell9"/>
          <table:table-cell office:value-type="string" table:style-name="Cell2">
            <text:p>Л64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5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7" office:value-type="float"/>
          <table:table-cell office:date-value="2023-04-13T21:24:00.000000" office:value-type="date" table:style-name="Cell9"/>
          <table:table-cell office:value-type="string" table:style-name="Cell2">
            <text:p>Л1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5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8" office:value-type="float"/>
          <table:table-cell office:date-value="2023-04-14T06:36:00.000000" office:value-type="date" table:style-name="Cell9"/>
          <table:table-cell office:value-type="string" table:style-name="Cell2">
            <text:p>Л3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81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79" office:value-type="float"/>
          <table:table-cell office:date-value="2023-04-14T15:40:00.000000" office:value-type="date" table:style-name="Cell9"/>
          <table:table-cell office:value-type="string" table:style-name="Cell2">
            <text:p>Л11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67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0" office:value-type="float"/>
          <table:table-cell office:date-value="2023-04-14T22:59:00.000000" office:value-type="date" table:style-name="Cell9"/>
          <table:table-cell office:value-type="string" table:style-name="Cell2">
            <text:p>Л33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0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1" office:value-type="float"/>
          <table:table-cell office:date-value="2023-04-15T17:50:00.000000" office:value-type="date" table:style-name="Cell9"/>
          <table:table-cell office:value-type="string" table:style-name="Cell2">
            <text:p>Л59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79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2" office:value-type="float"/>
          <table:table-cell office:date-value="2023-04-15T19:13:00.000000" office:value-type="date" table:style-name="Cell9"/>
          <table:table-cell office:value-type="string" table:style-name="Cell2">
            <text:p>Л9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2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3" office:value-type="float"/>
          <table:table-cell office:date-value="2023-04-15T19:18:00.000000" office:value-type="date" table:style-name="Cell9"/>
          <table:table-cell office:value-type="string" table:style-name="Cell2">
            <text:p>Л49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48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4" office:value-type="float"/>
          <table:table-cell office:date-value="2023-04-15T19:37:00.000000" office:value-type="date" table:style-name="Cell9"/>
          <table:table-cell office:value-type="string" table:style-name="Cell2">
            <text:p>Л8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375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5" office:value-type="float"/>
          <table:table-cell office:date-value="2023-04-16T15:08:00.000000" office:value-type="date" table:style-name="Cell9"/>
          <table:table-cell office:value-type="string" table:style-name="Cell2">
            <text:p>Л3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35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6" office:value-type="float"/>
          <table:table-cell office:date-value="2023-04-16T22:39:00.000000" office:value-type="date" table:style-name="Cell9"/>
          <table:table-cell office:value-type="string" table:style-name="Cell2">
            <text:p>Л62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687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7" office:value-type="float"/>
          <table:table-cell office:date-value="2023-04-17T06:47:00.000000" office:value-type="date" table:style-name="Cell9"/>
          <table:table-cell office:value-type="string" table:style-name="Cell2">
            <text:p>Л37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53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8" office:value-type="float"/>
          <table:table-cell office:date-value="2023-04-17T09:04:00.000000" office:value-type="date" table:style-name="Cell9"/>
          <table:table-cell office:value-type="string" table:style-name="Cell2">
            <text:p>Л5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283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89" office:value-type="float"/>
          <table:table-cell office:date-value="2023-04-17T17:18:00.000000" office:value-type="date" table:style-name="Cell9"/>
          <table:table-cell office:value-type="string" table:style-name="Cell2">
            <text:p>Л2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38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0" office:value-type="float"/>
          <table:table-cell office:date-value="2023-04-18T14:45:00.000000" office:value-type="date" table:style-name="Cell9"/>
          <table:table-cell office:value-type="string" table:style-name="Cell2">
            <text:p>Л35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3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1" office:value-type="float"/>
          <table:table-cell office:date-value="2023-04-18T20:58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64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2" office:value-type="float"/>
          <table:table-cell office:date-value="2023-04-18T23:48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09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3" office:value-type="float"/>
          <table:table-cell office:date-value="2023-04-19T07:18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36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4" office:value-type="float"/>
          <table:table-cell office:date-value="2023-04-19T11:50:00.000000" office:value-type="date" table:style-name="Cell9"/>
          <table:table-cell office:value-type="string" table:style-name="Cell2">
            <text:p>Л12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523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5" office:value-type="float"/>
          <table:table-cell office:date-value="2023-04-19T16:01:00.000000" office:value-type="date" table:style-name="Cell9"/>
          <table:table-cell office:value-type="string" table:style-name="Cell2">
            <text:p>Л5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32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6" office:value-type="float"/>
          <table:table-cell office:date-value="2023-04-19T22:3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7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7" office:value-type="float"/>
          <table:table-cell office:date-value="2023-04-22T08:17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4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8" office:value-type="float"/>
          <table:table-cell office:date-value="2023-04-23T07:01:00.000000" office:value-type="date" table:style-name="Cell9"/>
          <table:table-cell office:value-type="string" table:style-name="Cell2">
            <text:p>Л14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13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499" office:value-type="float"/>
          <table:table-cell office:date-value="2023-04-23T16:51:00.000000" office:value-type="date" table:style-name="Cell9"/>
          <table:table-cell office:value-type="string" table:style-name="Cell2">
            <text:p>Л7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7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0" office:value-type="float"/>
          <table:table-cell office:date-value="2023-04-24T14:36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55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1" office:value-type="float"/>
          <table:table-cell office:date-value="2023-04-24T14:53:00.000000" office:value-type="date" table:style-name="Cell9"/>
          <table:table-cell office:value-type="string" table:style-name="Cell2">
            <text:p>Л54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513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2" office:value-type="float"/>
          <table:table-cell office:date-value="2023-04-24T23:3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65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3" office:value-type="float"/>
          <table:table-cell office:date-value="2023-04-25T23:41:00.000000" office:value-type="date" table:style-name="Cell9"/>
          <table:table-cell office:value-type="string" table:style-name="Cell2">
            <text:p>Л60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2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4" office:value-type="float"/>
          <table:table-cell office:date-value="2023-04-26T06:22:00.000000" office:value-type="date" table:style-name="Cell9"/>
          <table:table-cell office:value-type="string" table:style-name="Cell2">
            <text:p>Л61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78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5" office:value-type="float"/>
          <table:table-cell office:date-value="2023-04-26T06:26:00.000000" office:value-type="date" table:style-name="Cell9"/>
          <table:table-cell office:value-type="string" table:style-name="Cell2">
            <text:p>Л10</text:p>
          </table:table-cell>
          <table:table-cell office:value="6" office:value-type="float"/>
          <table:table-cell office:value-type="string">
            <text:p>Оплата</text:p>
          </table:table-cell>
          <table:table-cell office:value="480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6" office:value-type="float"/>
          <table:table-cell office:value="45042.4965277778" office:value-type="float"/>
          <table:table-cell office:value-type="string" table:style-name="Cell2">
            <text:p>Л57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382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7" office:value-type="float"/>
          <table:table-cell office:value="45043.4180555556" office:value-type="float"/>
          <table:table-cell office:value-type="string" table:style-name="Cell2">
            <text:p>Л5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5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8" office:value-type="float"/>
          <table:table-cell office:value="45043.5972222222" office:value-type="float"/>
          <table:table-cell office:value-type="string" table:style-name="Cell2">
            <text:p>Л41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66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09" office:value-type="float"/>
          <table:table-cell office:value="45043.8131944444" office:value-type="float"/>
          <table:table-cell office:value-type="string" table:style-name="Cell2">
            <text:p>Л32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9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0" office:value-type="float"/>
          <table:table-cell office:value="45043.9208333333" office:value-type="float"/>
          <table:table-cell office:value-type="string" table:style-name="Cell2">
            <text:p>Л5</text:p>
          </table:table-cell>
          <table:table-cell office:value="1" office:value-type="float"/>
          <table:table-cell office:value-type="string">
            <text:p>Оплата</text:p>
          </table:table-cell>
          <table:table-cell office:value="535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1" office:value-type="float"/>
          <table:table-cell office:value="45044.2854166667" office:value-type="float"/>
          <table:table-cell office:value-type="string" table:style-name="Cell2">
            <text:p>Л30</text:p>
          </table:table-cell>
          <table:table-cell office:value="14" office:value-type="float"/>
          <table:table-cell office:value-type="string">
            <text:p>Оплата</text:p>
          </table:table-cell>
          <table:table-cell office:value="39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2" office:value-type="float"/>
          <table:table-cell office:value="45044.3243055556" office:value-type="float"/>
          <table:table-cell office:value-type="string" table:style-name="Cell2">
            <text:p>Л63</text:p>
          </table:table-cell>
          <table:table-cell office:value="2" office:value-type="float"/>
          <table:table-cell office:value-type="string">
            <text:p>Оплата</text:p>
          </table:table-cell>
          <table:table-cell office:value="46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3" office:value-type="float"/>
          <table:table-cell office:value="45047.25" office:value-type="float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27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4" office:value-type="float"/>
          <table:table-cell office:value="45047.25" office:value-type="float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611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5" office:value-type="float"/>
          <table:table-cell office:value="45047.25" office:value-type="float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69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6" office:value-type="float"/>
          <table:table-cell office:value="45047.25" office:value-type="float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93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7" office:value-type="float"/>
          <table:table-cell office:value="45047.25" office:value-type="float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692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8" office:value-type="float"/>
          <table:table-cell office:value="45047.25" office:value-type="float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53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19" office:value-type="float"/>
          <table:table-cell office:value="45047.25" office:value-type="float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72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0" office:value-type="float"/>
          <table:table-cell office:value="45047.25" office:value-type="float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091" office:value-type="float"/>
          <table:table-cell table:number-columns-repeated="2"/>
          <table:table-cell table:number-columns-repeated="16376"/>
        </table:table-row>
        <table:table-row table:style-name="Row3">
          <table:table-cell office:value="521" office:value-type="float"/>
          <table:table-cell office:date-value="2023-05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44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2" office:value-type="float"/>
          <table:table-cell office:value="45047.25" office:value-type="float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3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3" office:value-type="float"/>
          <table:table-cell office:value="45047.25" office:value-type="float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44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4" office:value-type="float"/>
          <table:table-cell office:value="45047.25" office:value-type="float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94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5" office:value-type="float"/>
          <table:table-cell office:value="45047.25" office:value-type="float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1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6" office:value-type="float"/>
          <table:table-cell office:value="45047.25" office:value-type="float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798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7" office:value-type="float"/>
          <table:table-cell office:value="45047.25" office:value-type="float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79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8" office:value-type="float"/>
          <table:table-cell office:value="45047.25" office:value-type="float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54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29" office:value-type="float"/>
          <table:table-cell office:value="45047.25" office:value-type="float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2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0" office:value-type="float"/>
          <table:table-cell office:value="45047.25" office:value-type="float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74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1" office:value-type="float"/>
          <table:table-cell office:value="45047.25" office:value-type="float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87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2" office:value-type="float"/>
          <table:table-cell office:value="45047.25" office:value-type="float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83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3" office:value-type="float"/>
          <table:table-cell office:value="45047.25" office:value-type="float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4" office:value-type="float"/>
          <table:table-cell office:value="45047.25" office:value-type="float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94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5" office:value-type="float"/>
          <table:table-cell office:value="45047.25" office:value-type="float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29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6" office:value-type="float"/>
          <table:table-cell office:value="45047.25" office:value-type="float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55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7" office:value-type="float"/>
          <table:table-cell office:value="45047.25" office:value-type="float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65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8" office:value-type="float"/>
          <table:table-cell office:value="45047.25" office:value-type="float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67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39" office:value-type="float"/>
          <table:table-cell office:value="45047.25" office:value-type="float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30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0" office:value-type="float"/>
          <table:table-cell office:value="45047.25" office:value-type="float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98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1" office:value-type="float"/>
          <table:table-cell office:value="45047.25" office:value-type="float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47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2" office:value-type="float"/>
          <table:table-cell office:value="45047.25" office:value-type="float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33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3" office:value-type="float"/>
          <table:table-cell office:value="45047.25" office:value-type="float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8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4" office:value-type="float"/>
          <table:table-cell office:value="45047.25" office:value-type="float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70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5" office:value-type="float"/>
          <table:table-cell office:value="45047.25" office:value-type="float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1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6" office:value-type="float"/>
          <table:table-cell office:value="45047.25" office:value-type="float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85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7" office:value-type="float"/>
          <table:table-cell office:value="45047.25" office:value-type="float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0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8" office:value-type="float"/>
          <table:table-cell office:value="45047.25" office:value-type="float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09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49" office:value-type="float"/>
          <table:table-cell office:value="45047.25" office:value-type="float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174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0" office:value-type="float"/>
          <table:table-cell office:value="45047.25" office:value-type="float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17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1" office:value-type="float"/>
          <table:table-cell office:value="45047.25" office:value-type="float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82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2" office:value-type="float"/>
          <table:table-cell office:value="45047.25" office:value-type="float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14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3" office:value-type="float"/>
          <table:table-cell office:value="45047.25" office:value-type="float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52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4" office:value-type="float"/>
          <table:table-cell office:value="45047.25" office:value-type="float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406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5" office:value-type="float"/>
          <table:table-cell office:value="45047.25" office:value-type="float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93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6" office:value-type="float"/>
          <table:table-cell office:value="45047.25" office:value-type="float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70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7" office:value-type="float"/>
          <table:table-cell office:value="45047.25" office:value-type="float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19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8" office:value-type="float"/>
          <table:table-cell office:value="45047.25" office:value-type="float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43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59" office:value-type="float"/>
          <table:table-cell office:value="45047.25" office:value-type="float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26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0" office:value-type="float"/>
          <table:table-cell office:value="45047.25" office:value-type="float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32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1" office:value-type="float"/>
          <table:table-cell office:value="45047.25" office:value-type="float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1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2" office:value-type="float"/>
          <table:table-cell office:value="45047.25" office:value-type="float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69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3" office:value-type="float"/>
          <table:table-cell office:value="45047.25" office:value-type="float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695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4" office:value-type="float"/>
          <table:table-cell office:value="45047.25" office:value-type="float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93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5" office:value-type="float"/>
          <table:table-cell office:value="45047.25" office:value-type="float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76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6" office:value-type="float"/>
          <table:table-cell office:value="45047.25" office:value-type="float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61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7" office:value-type="float"/>
          <table:table-cell office:value="45047.25" office:value-type="float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813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8" office:value-type="float"/>
          <table:table-cell office:value="45047.25" office:value-type="float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66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69" office:value-type="float"/>
          <table:table-cell office:value="45047.25" office:value-type="float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58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0" office:value-type="float"/>
          <table:table-cell office:value="45047.25" office:value-type="float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56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1" office:value-type="float"/>
          <table:table-cell office:value="45047.25" office:value-type="float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300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2" office:value-type="float"/>
          <table:table-cell office:value="45047.25" office:value-type="float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752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3" office:value-type="float"/>
          <table:table-cell office:value="45047.25" office:value-type="float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439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4" office:value-type="float"/>
          <table:table-cell office:value="45047.25" office:value-type="float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371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5" office:value-type="float"/>
          <table:table-cell office:value="45047.25" office:value-type="float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137" office:value-type="float"/>
          <table:table-cell table:number-columns-repeated="2"/>
          <table:table-cell table:number-columns-repeated="16376"/>
        </table:table-row>
        <table:table-row table:style-name="Row2" table:visibility="filter">
          <table:table-cell office:value="576" office:value-type="float" table:style-name="Cell2"/>
          <table:table-cell office:value="45047.25" office:value-type="float" table:style-name="Cell3"/>
          <table:table-cell office:value-type="string" table:style-name="Cell2">
            <text:p>Л8</text:p>
          </table:table-cell>
          <table:table-cell office:value="10" office:value-type="float" table:style-name="Cell2"/>
          <table:table-cell office:value-type="string" table:style-name="Cell4">
            <text:p>Начисление</text:p>
          </table:table-cell>
          <table:table-cell office:value="3501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577" office:value-type="float" table:style-name="Cell2"/>
          <table:table-cell office:value="45047.25" office:value-type="float" table:style-name="Cell3"/>
          <table:table-cell office:value-type="string" table:style-name="Cell2">
            <text:p>Л9</text:p>
          </table:table-cell>
          <table:table-cell office:value="10" office:value-type="float" table:style-name="Cell2"/>
          <table:table-cell office:value-type="string" table:style-name="Cell4">
            <text:p>Начисление</text:p>
          </table:table-cell>
          <table:table-cell office:value="6557" office:value-type="float" table:style-name="Cell4"/>
          <table:table-cell table:number-columns-repeated="2" table:style-name="Cell5"/>
          <table:table-cell table:number-columns-repeated="16376" table:style-name="Cell5"/>
        </table:table-row>
        <table:table-row table:style-name="Row2" table:visibility="filter">
          <table:table-cell office:value="578" office:value-type="float"/>
          <table:table-cell office:value="45048.5" office:value-type="float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523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79" office:value-type="float"/>
          <table:table-cell office:value="45048.8333333333" office:value-type="float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93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0" office:value-type="float"/>
          <table:table-cell office:value="45048.88125" office:value-type="float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17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1" office:value-type="float"/>
          <table:table-cell office:value="45048.9402777778" office:value-type="float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406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2" office:value-type="float"/>
          <table:table-cell office:value="45048.9756944444" office:value-type="float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85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3" office:value-type="float"/>
          <table:table-cell office:value="45049.5909722222" office:value-type="float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696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4" office:value-type="float"/>
          <table:table-cell office:value="45049.8347222222" office:value-type="float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938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5" office:value-type="float"/>
          <table:table-cell office:value="45050.8256944444" office:value-type="float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61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6" office:value-type="float"/>
          <table:table-cell office:value="45051.325" office:value-type="float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834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7" office:value-type="float"/>
          <table:table-cell office:value="45051.3263888889" office:value-type="float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75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8" office:value-type="float"/>
          <table:table-cell office:value="45051.5534722222" office:value-type="float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94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89" office:value-type="float"/>
          <table:table-cell office:value="45051.6763888889" office:value-type="float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29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0" office:value-type="float"/>
          <table:table-cell office:value="45052.3027777778" office:value-type="float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44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1" office:value-type="float"/>
          <table:table-cell office:value="45052.5513888889" office:value-type="float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03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2" office:value-type="float"/>
          <table:table-cell office:value="45052.8083333333" office:value-type="float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76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3" office:value-type="float"/>
          <table:table-cell office:value="45053.5861111111" office:value-type="float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8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4" office:value-type="float"/>
          <table:table-cell office:value="45053.9819444444" office:value-type="float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813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5" office:value-type="float"/>
          <table:table-cell office:value="45054.5118055556" office:value-type="float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12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6" office:value-type="float"/>
          <table:table-cell office:value="45054.5729166667" office:value-type="float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798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7" office:value-type="float"/>
          <table:table-cell office:value="45055.3291666667" office:value-type="float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72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8" office:value-type="float"/>
          <table:table-cell office:value="45056.4333333333" office:value-type="float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54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599" office:value-type="float"/>
          <table:table-cell office:value="45057.2930555556" office:value-type="float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65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0" office:value-type="float"/>
          <table:table-cell office:value="45057.70625" office:value-type="float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56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1" office:value-type="float"/>
          <table:table-cell office:value="45057.7590277778" office:value-type="float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37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2" office:value-type="float"/>
          <table:table-cell office:value="45057.9229166667" office:value-type="float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39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3" office:value-type="float"/>
          <table:table-cell office:value="45058.61875" office:value-type="float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66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4" office:value-type="float"/>
          <table:table-cell office:value="45058.6666666667" office:value-type="float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55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5" office:value-type="float"/>
          <table:table-cell office:value="45058.9569444444" office:value-type="float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924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6" office:value-type="float"/>
          <table:table-cell office:value="45059.4875" office:value-type="float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94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7" office:value-type="float"/>
          <table:table-cell office:value="45059.75" office:value-type="float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55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8" office:value-type="float"/>
          <table:table-cell office:value="45059.8402777778" office:value-type="float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50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09" office:value-type="float"/>
          <table:table-cell office:value="45060.5069444444" office:value-type="float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43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0" office:value-type="float"/>
          <table:table-cell office:value="45060.5631944444" office:value-type="float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67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1" office:value-type="float"/>
          <table:table-cell office:value="45060.8402777778" office:value-type="float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09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2" office:value-type="float"/>
          <table:table-cell office:value="45062.5791666667" office:value-type="float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9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3" office:value-type="float"/>
          <table:table-cell office:value="45062.8993055556" office:value-type="float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304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4" office:value-type="float"/>
          <table:table-cell office:value="45063.2895833333" office:value-type="float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47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5" office:value-type="float"/>
          <table:table-cell office:value="45064.575" office:value-type="float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93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6" office:value-type="float"/>
          <table:table-cell office:value="45064.7416666667" office:value-type="float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146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7" office:value-type="float"/>
          <table:table-cell office:value="45065.8298611111" office:value-type="float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26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8" office:value-type="float"/>
          <table:table-cell office:value="45065.9951388889" office:value-type="float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32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19" office:value-type="float"/>
          <table:table-cell office:value="45066.9909722222" office:value-type="float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174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0" office:value-type="float"/>
          <table:table-cell office:value="45067.3902777778" office:value-type="float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43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1" office:value-type="float"/>
          <table:table-cell office:value="45068.2638888889" office:value-type="float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58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2" office:value-type="float"/>
          <table:table-cell office:value="45068.2993055556" office:value-type="float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274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3" office:value-type="float"/>
          <table:table-cell office:value="45068.4048611111" office:value-type="float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11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4" office:value-type="float"/>
          <table:table-cell office:value="45068.4229166667" office:value-type="float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98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5" office:value-type="float"/>
          <table:table-cell office:value="45068.4805555556" office:value-type="float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19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6" office:value-type="float"/>
          <table:table-cell office:value="45068.6222222222" office:value-type="float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70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7" office:value-type="float"/>
          <table:table-cell office:value="45068.9833333333" office:value-type="float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13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8" office:value-type="float"/>
          <table:table-cell office:value="45069.2729166667" office:value-type="float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336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29" office:value-type="float"/>
          <table:table-cell office:value="45069.98125" office:value-type="float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743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0" office:value-type="float"/>
          <table:table-cell office:value="45070.3708333333" office:value-type="float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79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1" office:value-type="float"/>
          <table:table-cell office:date-value="2023-05-24T12:2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44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2" office:value-type="float"/>
          <table:table-cell office:date-value="2023-05-24T21:24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13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3" office:value-type="float"/>
          <table:table-cell office:date-value="2023-05-24T23:00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70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4" office:value-type="float"/>
          <table:table-cell office:date-value="2023-05-25T16:51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300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5" office:value-type="float"/>
          <table:table-cell office:date-value="2023-05-25T19:3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87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6" office:value-type="float"/>
          <table:table-cell office:date-value="2023-05-25T20:53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289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7" office:value-type="float"/>
          <table:table-cell office:date-value="2023-05-26T08:47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1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8" office:value-type="float"/>
          <table:table-cell office:date-value="2023-05-26T13:55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091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39" office:value-type="float"/>
          <table:table-cell office:date-value="2023-05-27T08:24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692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40" office:value-type="float"/>
          <table:table-cell office:date-value="2023-05-27T11:25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537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41" office:value-type="float"/>
          <table:table-cell office:date-value="2023-05-27T11:29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695" office:value-type="float"/>
          <table:table-cell/>
          <table:table-cell table:style-name="Cell10"/>
          <table:table-cell table:number-columns-repeated="16376"/>
        </table:table-row>
        <table:table-row table:style-name="Row2" table:visibility="filter">
          <table:table-cell office:value="642" office:value-type="float"/>
          <table:table-cell office:date-value="2023-06-01T06:00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07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3" office:value-type="float"/>
          <table:table-cell office:date-value="2023-06-01T06:00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662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4" office:value-type="float"/>
          <table:table-cell office:date-value="2023-06-01T06:00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98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5" office:value-type="float"/>
          <table:table-cell office:date-value="2023-06-01T06:00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47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6" office:value-type="float"/>
          <table:table-cell office:date-value="2023-06-01T06:00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28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7" office:value-type="float"/>
          <table:table-cell office:date-value="2023-06-01T06:00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66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8" office:value-type="float"/>
          <table:table-cell office:date-value="2023-06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1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49" office:value-type="float"/>
          <table:table-cell office:date-value="2023-06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166" office:value-type="float"/>
          <table:table-cell/>
          <table:table-cell table:style-name="Cell8"/>
          <table:table-cell table:number-columns-repeated="16376"/>
        </table:table-row>
        <table:table-row table:style-name="Row3">
          <table:table-cell office:value="650" office:value-type="float"/>
          <table:table-cell office:date-value="2023-06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23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1" office:value-type="float"/>
          <table:table-cell office:date-value="2023-06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5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2" office:value-type="float"/>
          <table:table-cell office:date-value="2023-06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3" office:value-type="float"/>
          <table:table-cell office:date-value="2023-06-01T06:00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0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4" office:value-type="float"/>
          <table:table-cell office:date-value="2023-06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2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5" office:value-type="float"/>
          <table:table-cell office:date-value="2023-06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52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6" office:value-type="float"/>
          <table:table-cell office:date-value="2023-06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7" office:value-type="float"/>
          <table:table-cell office:date-value="2023-06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89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8" office:value-type="float"/>
          <table:table-cell office:date-value="2023-06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86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59" office:value-type="float"/>
          <table:table-cell office:date-value="2023-06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99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0" office:value-type="float"/>
          <table:table-cell office:date-value="2023-06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52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1" office:value-type="float"/>
          <table:table-cell office:date-value="2023-06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0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2" office:value-type="float"/>
          <table:table-cell office:date-value="2023-06-01T06:00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3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3" office:value-type="float"/>
          <table:table-cell office:date-value="2023-06-01T06:00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4" office:value-type="float"/>
          <table:table-cell office:date-value="2023-06-01T06:00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34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5" office:value-type="float"/>
          <table:table-cell office:date-value="2023-06-01T06:00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50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6" office:value-type="float"/>
          <table:table-cell office:date-value="2023-06-01T06:00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5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7" office:value-type="float"/>
          <table:table-cell office:date-value="2023-06-01T06:00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7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8" office:value-type="float"/>
          <table:table-cell office:date-value="2023-06-01T06:00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84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69" office:value-type="float"/>
          <table:table-cell office:date-value="2023-06-01T06:00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6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0" office:value-type="float"/>
          <table:table-cell office:date-value="2023-06-01T06:00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99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1" office:value-type="float"/>
          <table:table-cell office:date-value="2023-06-01T06:00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2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2" office:value-type="float"/>
          <table:table-cell office:date-value="2023-06-01T06:00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2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3" office:value-type="float"/>
          <table:table-cell office:date-value="2023-06-01T06:00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4" office:value-type="float"/>
          <table:table-cell office:date-value="2023-06-01T06:00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2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5" office:value-type="float"/>
          <table:table-cell office:date-value="2023-06-01T06:00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94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6" office:value-type="float"/>
          <table:table-cell office:date-value="2023-06-01T06:00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28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7" office:value-type="float"/>
          <table:table-cell office:date-value="2023-06-01T06:00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85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8" office:value-type="float"/>
          <table:table-cell office:date-value="2023-06-01T06:00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2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79" office:value-type="float"/>
          <table:table-cell office:date-value="2023-06-01T06:00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3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0" office:value-type="float"/>
          <table:table-cell office:date-value="2023-06-01T06:00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2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1" office:value-type="float"/>
          <table:table-cell office:date-value="2023-06-01T06:00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9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2" office:value-type="float"/>
          <table:table-cell office:date-value="2023-06-01T06:00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12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3" office:value-type="float"/>
          <table:table-cell office:date-value="2023-06-01T06:00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60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4" office:value-type="float"/>
          <table:table-cell office:date-value="2023-06-01T06:00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4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5" office:value-type="float"/>
          <table:table-cell office:date-value="2023-06-01T06:00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6" office:value-type="float"/>
          <table:table-cell office:date-value="2023-06-01T06:00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77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7" office:value-type="float"/>
          <table:table-cell office:date-value="2023-06-01T06:00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9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8" office:value-type="float"/>
          <table:table-cell office:date-value="2023-06-01T06:00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4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89" office:value-type="float"/>
          <table:table-cell office:date-value="2023-06-01T06:00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3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0" office:value-type="float"/>
          <table:table-cell office:date-value="2023-06-01T06:00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4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1" office:value-type="float"/>
          <table:table-cell office:date-value="2023-06-01T06:00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9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2" office:value-type="float"/>
          <table:table-cell office:date-value="2023-06-01T06:00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3" office:value-type="float"/>
          <table:table-cell office:date-value="2023-06-01T06:00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90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4" office:value-type="float"/>
          <table:table-cell office:date-value="2023-06-01T06:00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8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5" office:value-type="float"/>
          <table:table-cell office:date-value="2023-06-01T06:00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32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6" office:value-type="float"/>
          <table:table-cell office:date-value="2023-06-01T06:00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2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7" office:value-type="float"/>
          <table:table-cell office:date-value="2023-06-01T06:00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01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8" office:value-type="float"/>
          <table:table-cell office:date-value="2023-06-01T06:00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3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699" office:value-type="float"/>
          <table:table-cell office:date-value="2023-06-01T06:00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1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0" office:value-type="float"/>
          <table:table-cell office:date-value="2023-06-01T06:00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1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1" office:value-type="float"/>
          <table:table-cell office:date-value="2023-06-01T06:00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87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2" office:value-type="float"/>
          <table:table-cell office:date-value="2023-06-01T06:00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03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3" office:value-type="float"/>
          <table:table-cell office:date-value="2023-06-01T06:00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71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4" office:value-type="float"/>
          <table:table-cell office:date-value="2023-06-01T06:00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9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5" office:value-type="float"/>
          <table:table-cell office:date-value="2023-06-01T06:00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6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6" office:value-type="float"/>
          <table:table-cell office:date-value="2023-06-01T06:00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6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7" office:value-type="float"/>
          <table:table-cell office:date-value="2023-06-01T10:57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52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8" office:value-type="float"/>
          <table:table-cell office:date-value="2023-06-01T13:03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3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09" office:value-type="float"/>
          <table:table-cell office:date-value="2023-06-02T08:03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07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0" office:value-type="float"/>
          <table:table-cell office:date-value="2023-06-03T08:06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85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1" office:value-type="float"/>
          <table:table-cell office:date-value="2023-06-03T16:28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9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2" office:value-type="float"/>
          <table:table-cell office:date-value="2023-06-03T19:04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94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3" office:value-type="float"/>
          <table:table-cell office:date-value="2023-06-04T11:10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6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4" office:value-type="float"/>
          <table:table-cell office:date-value="2023-06-04T15:54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5" office:value-type="float"/>
          <table:table-cell office:date-value="2023-06-06T06:48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2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6" office:value-type="float"/>
          <table:table-cell office:date-value="2023-06-06T10:09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4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7" office:value-type="float"/>
          <table:table-cell office:date-value="2023-06-06T10:21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23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8" office:value-type="float"/>
          <table:table-cell office:date-value="2023-06-06T14:27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66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19" office:value-type="float"/>
          <table:table-cell office:date-value="2023-06-06T18:59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2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0" office:value-type="float"/>
          <table:table-cell office:date-value="2023-06-06T22:53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1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1" office:value-type="float"/>
          <table:table-cell office:date-value="2023-06-07T06:45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5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2" office:value-type="float"/>
          <table:table-cell office:date-value="2023-06-07T10:23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8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3" office:value-type="float"/>
          <table:table-cell office:date-value="2023-06-07T11:46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0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4" office:value-type="float"/>
          <table:table-cell office:date-value="2023-06-07T18:12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5" office:value-type="float"/>
          <table:table-cell office:date-value="2023-06-08T09:43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9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6" office:value-type="float"/>
          <table:table-cell office:date-value="2023-06-08T19:25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16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7" office:value-type="float"/>
          <table:table-cell office:date-value="2023-06-09T07:47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01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8" office:value-type="float"/>
          <table:table-cell office:date-value="2023-06-09T09:59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2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29" office:value-type="float"/>
          <table:table-cell office:date-value="2023-06-09T14:08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0" office:value-type="float"/>
          <table:table-cell office:date-value="2023-06-09T21:00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3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1" office:value-type="float"/>
          <table:table-cell office:date-value="2023-06-09T21:54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3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2" office:value-type="float"/>
          <table:table-cell office:date-value="2023-06-10T16:35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2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3" office:value-type="float"/>
          <table:table-cell office:date-value="2023-06-10T16:47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5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4" office:value-type="float"/>
          <table:table-cell office:date-value="2023-06-10T20:48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87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5" office:value-type="float"/>
          <table:table-cell office:date-value="2023-06-10T22:46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4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6" office:value-type="float"/>
          <table:table-cell office:date-value="2023-06-11T08:02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2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7" office:value-type="float"/>
          <table:table-cell office:date-value="2023-06-11T14:06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50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8" office:value-type="float"/>
          <table:table-cell office:date-value="2023-06-11T15:18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6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39" office:value-type="float"/>
          <table:table-cell office:date-value="2023-06-12T14:21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0" office:value-type="float"/>
          <table:table-cell office:date-value="2023-06-12T19:20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2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1" office:value-type="float"/>
          <table:table-cell office:date-value="2023-06-12T23:00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47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2" office:value-type="float"/>
          <table:table-cell office:date-value="2023-06-13T06:58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9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3" office:value-type="float"/>
          <table:table-cell office:date-value="2023-06-13T08:40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98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4" office:value-type="float"/>
          <table:table-cell office:date-value="2023-06-13T23:14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90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5" office:value-type="float"/>
          <table:table-cell office:date-value="2023-06-14T13:49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03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6" office:value-type="float"/>
          <table:table-cell office:date-value="2023-06-15T16:24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28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7" office:value-type="float"/>
          <table:table-cell office:date-value="2023-06-15T19:00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84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8" office:value-type="float"/>
          <table:table-cell office:date-value="2023-06-16T07:24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86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49" office:value-type="float"/>
          <table:table-cell office:date-value="2023-06-17T20:02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2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0" office:value-type="float"/>
          <table:table-cell office:date-value="2023-06-18T06:59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1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1" office:value-type="float"/>
          <table:table-cell office:date-value="2023-06-18T20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89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2" office:value-type="float"/>
          <table:table-cell office:date-value="2023-06-19T21:20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1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3" office:value-type="float"/>
          <table:table-cell office:date-value="2023-06-19T23:53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7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4" office:value-type="float"/>
          <table:table-cell office:date-value="2023-06-20T08:23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3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5" office:value-type="float"/>
          <table:table-cell office:date-value="2023-06-21T23:50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6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6" office:value-type="float"/>
          <table:table-cell office:date-value="2023-06-22T07:00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60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7" office:value-type="float"/>
          <table:table-cell office:date-value="2023-06-22T09:17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99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8" office:value-type="float"/>
          <table:table-cell office:date-value="2023-06-22T11:41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52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59" office:value-type="float"/>
          <table:table-cell office:date-value="2023-06-22T23:38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32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0" office:value-type="float"/>
          <table:table-cell office:date-value="2023-06-23T06:14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28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1" office:value-type="float"/>
          <table:table-cell office:date-value="2023-06-23T08:14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62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2" office:value-type="float"/>
          <table:table-cell office:date-value="2023-06-23T13:23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77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3" office:value-type="float"/>
          <table:table-cell office:date-value="2023-06-23T20:01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12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4" office:value-type="float"/>
          <table:table-cell office:date-value="2023-06-25T06:55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34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5" office:value-type="float"/>
          <table:table-cell office:date-value="2023-06-25T13:52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71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6" office:value-type="float"/>
          <table:table-cell office:date-value="2023-06-25T22:32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7" office:value-type="float"/>
          <table:table-cell office:date-value="2023-06-26T09:33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4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8" office:value-type="float"/>
          <table:table-cell office:date-value="2023-06-26T14:53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0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69" office:value-type="float"/>
          <table:table-cell office:date-value="2023-06-26T19:38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0" office:value-type="float"/>
          <table:table-cell office:date-value="2023-06-27T06:54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99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1" office:value-type="float"/>
          <table:table-cell office:date-value="2023-06-28T15:28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9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2" office:value-type="float"/>
          <table:table-cell office:date-value="2023-07-01T06:00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24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3" office:value-type="float"/>
          <table:table-cell office:date-value="2023-07-01T06:00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695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4" office:value-type="float"/>
          <table:table-cell office:date-value="2023-07-01T06:00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3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5" office:value-type="float"/>
          <table:table-cell office:date-value="2023-07-01T06:00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63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6" office:value-type="float"/>
          <table:table-cell office:date-value="2023-07-01T06:00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2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7" office:value-type="float"/>
          <table:table-cell office:date-value="2023-07-01T06:00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4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8" office:value-type="float"/>
          <table:table-cell office:date-value="2023-07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1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79" office:value-type="float"/>
          <table:table-cell office:date-value="2023-07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506" office:value-type="float"/>
          <table:table-cell/>
          <table:table-cell table:style-name="Cell8"/>
          <table:table-cell table:number-columns-repeated="16376"/>
        </table:table-row>
        <table:table-row table:style-name="Row3">
          <table:table-cell office:value="780" office:value-type="float"/>
          <table:table-cell office:date-value="2023-07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28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1" office:value-type="float"/>
          <table:table-cell office:date-value="2023-07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14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2" office:value-type="float"/>
          <table:table-cell office:date-value="2023-07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5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3" office:value-type="float"/>
          <table:table-cell office:date-value="2023-07-01T06:00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8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4" office:value-type="float"/>
          <table:table-cell office:date-value="2023-07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5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5" office:value-type="float"/>
          <table:table-cell office:date-value="2023-07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327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6" office:value-type="float"/>
          <table:table-cell office:date-value="2023-07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1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7" office:value-type="float"/>
          <table:table-cell office:date-value="2023-07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1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8" office:value-type="float"/>
          <table:table-cell office:date-value="2023-07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93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89" office:value-type="float"/>
          <table:table-cell office:date-value="2023-07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07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0" office:value-type="float"/>
          <table:table-cell office:date-value="2023-07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80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1" office:value-type="float"/>
          <table:table-cell office:date-value="2023-07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9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2" office:value-type="float"/>
          <table:table-cell office:date-value="2023-07-01T06:00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29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3" office:value-type="float"/>
          <table:table-cell office:date-value="2023-07-01T06:00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4" office:value-type="float"/>
          <table:table-cell office:date-value="2023-07-01T06:00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80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5" office:value-type="float"/>
          <table:table-cell office:date-value="2023-07-01T06:00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05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6" office:value-type="float"/>
          <table:table-cell office:date-value="2023-07-01T06:00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7" office:value-type="float"/>
          <table:table-cell office:date-value="2023-07-01T06:00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8" office:value-type="float"/>
          <table:table-cell office:date-value="2023-07-01T06:00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1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799" office:value-type="float"/>
          <table:table-cell office:date-value="2023-07-01T06:00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6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0" office:value-type="float"/>
          <table:table-cell office:date-value="2023-07-01T06:00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3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1" office:value-type="float"/>
          <table:table-cell office:date-value="2023-07-01T06:00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15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2" office:value-type="float"/>
          <table:table-cell office:date-value="2023-07-01T06:00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88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3" office:value-type="float"/>
          <table:table-cell office:date-value="2023-07-01T06:00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54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4" office:value-type="float"/>
          <table:table-cell office:date-value="2023-07-01T06:00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3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5" office:value-type="float"/>
          <table:table-cell office:date-value="2023-07-01T06:00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45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6" office:value-type="float"/>
          <table:table-cell office:date-value="2023-07-01T06:00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7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7" office:value-type="float"/>
          <table:table-cell office:date-value="2023-07-01T06:00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8" office:value-type="float"/>
          <table:table-cell office:date-value="2023-07-01T06:00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09" office:value-type="float"/>
          <table:table-cell office:date-value="2023-07-01T06:00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5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0" office:value-type="float"/>
          <table:table-cell office:date-value="2023-07-01T06:00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53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1" office:value-type="float"/>
          <table:table-cell office:date-value="2023-07-01T06:00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2" office:value-type="float"/>
          <table:table-cell office:date-value="2023-07-01T06:00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3" office:value-type="float"/>
          <table:table-cell office:date-value="2023-07-01T06:00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1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4" office:value-type="float"/>
          <table:table-cell office:date-value="2023-07-01T06:00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75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5" office:value-type="float"/>
          <table:table-cell office:date-value="2023-07-01T06:00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73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6" office:value-type="float"/>
          <table:table-cell office:date-value="2023-07-01T06:00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97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7" office:value-type="float"/>
          <table:table-cell office:date-value="2023-07-01T06:00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286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8" office:value-type="float"/>
          <table:table-cell office:date-value="2023-07-01T06:00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0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19" office:value-type="float"/>
          <table:table-cell office:date-value="2023-07-01T06:00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86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0" office:value-type="float"/>
          <table:table-cell office:date-value="2023-07-01T06:00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28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1" office:value-type="float"/>
          <table:table-cell office:date-value="2023-07-01T06:00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9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2" office:value-type="float"/>
          <table:table-cell office:date-value="2023-07-01T06:00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42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3" office:value-type="float"/>
          <table:table-cell office:date-value="2023-07-01T06:00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4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4" office:value-type="float"/>
          <table:table-cell office:date-value="2023-07-01T06:00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69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5" office:value-type="float"/>
          <table:table-cell office:date-value="2023-07-01T06:00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1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6" office:value-type="float"/>
          <table:table-cell office:date-value="2023-07-01T06:00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06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7" office:value-type="float"/>
          <table:table-cell office:date-value="2023-07-01T06:00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72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8" office:value-type="float"/>
          <table:table-cell office:date-value="2023-07-01T06:00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5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29" office:value-type="float"/>
          <table:table-cell office:date-value="2023-07-01T06:00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0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0" office:value-type="float"/>
          <table:table-cell office:date-value="2023-07-01T06:00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22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1" office:value-type="float"/>
          <table:table-cell office:date-value="2023-07-01T06:00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83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2" office:value-type="float"/>
          <table:table-cell office:date-value="2023-07-01T06:00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7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3" office:value-type="float"/>
          <table:table-cell office:date-value="2023-07-01T06:00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75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4" office:value-type="float"/>
          <table:table-cell office:date-value="2023-07-01T06:00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294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5" office:value-type="float"/>
          <table:table-cell office:date-value="2023-07-01T06:00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02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6" office:value-type="float"/>
          <table:table-cell office:date-value="2023-07-01T06:00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55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7" office:value-type="float"/>
          <table:table-cell office:date-value="2023-07-01T19:59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86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8" office:value-type="float"/>
          <table:table-cell office:date-value="2023-07-01T22:17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07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39" office:value-type="float"/>
          <table:table-cell office:date-value="2023-07-02T07:12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28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0" office:value-type="float"/>
          <table:table-cell office:date-value="2023-07-02T09:14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53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1" office:value-type="float"/>
          <table:table-cell office:date-value="2023-07-03T15:06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88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2" office:value-type="float"/>
          <table:table-cell office:date-value="2023-07-04T17:02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42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3" office:value-type="float"/>
          <table:table-cell office:date-value="2023-07-05T06:51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4" office:value-type="float"/>
          <table:table-cell office:date-value="2023-07-05T07:31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55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5" office:value-type="float"/>
          <table:table-cell office:date-value="2023-07-05T10:08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2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6" office:value-type="float"/>
          <table:table-cell office:date-value="2023-07-05T12:14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1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7" office:value-type="float"/>
          <table:table-cell office:date-value="2023-07-05T13:03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5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8" office:value-type="float"/>
          <table:table-cell office:date-value="2023-07-05T13:29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1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49" office:value-type="float"/>
          <table:table-cell office:date-value="2023-07-06T08:34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06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0" office:value-type="float"/>
          <table:table-cell office:date-value="2023-07-06T11:34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29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1" office:value-type="float"/>
          <table:table-cell office:date-value="2023-07-06T13:57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1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2" office:value-type="float"/>
          <table:table-cell office:date-value="2023-07-06T17:11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4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3" office:value-type="float"/>
          <table:table-cell office:date-value="2023-07-07T07:04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3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4" office:value-type="float"/>
          <table:table-cell office:date-value="2023-07-07T13:29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75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5" office:value-type="float"/>
          <table:table-cell office:date-value="2023-07-07T18:41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6" office:value-type="float"/>
          <table:table-cell office:date-value="2023-07-08T06:06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1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7" office:value-type="float"/>
          <table:table-cell office:date-value="2023-07-08T14:38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8" office:value-type="float"/>
          <table:table-cell office:date-value="2023-07-08T17:56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95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59" office:value-type="float"/>
          <table:table-cell office:date-value="2023-07-08T19:13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0" office:value-type="float"/>
          <table:table-cell office:date-value="2023-07-09T10:08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1" office:value-type="float"/>
          <table:table-cell office:date-value="2023-07-11T07:27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27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2" office:value-type="float"/>
          <table:table-cell office:date-value="2023-07-11T10:55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8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3" office:value-type="float"/>
          <table:table-cell office:date-value="2023-07-11T12:49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286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4" office:value-type="float"/>
          <table:table-cell office:date-value="2023-07-12T09:15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73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5" office:value-type="float"/>
          <table:table-cell office:date-value="2023-07-12T17:20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45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6" office:value-type="float"/>
          <table:table-cell office:date-value="2023-07-12T18:20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7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7" office:value-type="float"/>
          <table:table-cell office:date-value="2023-07-12T23:20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80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8" office:value-type="float"/>
          <table:table-cell office:date-value="2023-07-13T12:19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9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69" office:value-type="float"/>
          <table:table-cell office:date-value="2023-07-13T12:25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72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0" office:value-type="float"/>
          <table:table-cell office:date-value="2023-07-13T14:06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69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1" office:value-type="float"/>
          <table:table-cell office:date-value="2023-07-13T21:40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3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2" office:value-type="float"/>
          <table:table-cell office:date-value="2023-07-14T09:48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3" office:value-type="float"/>
          <table:table-cell office:date-value="2023-07-14T20:33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83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4" office:value-type="float"/>
          <table:table-cell office:date-value="2023-07-15T09:45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93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5" office:value-type="float"/>
          <table:table-cell office:date-value="2023-07-16T14:47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0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6" office:value-type="float"/>
          <table:table-cell office:date-value="2023-07-16T18:09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5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7" office:value-type="float"/>
          <table:table-cell office:date-value="2023-07-17T21:5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5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8" office:value-type="float"/>
          <table:table-cell office:date-value="2023-07-18T07:31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9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79" office:value-type="float"/>
          <table:table-cell office:date-value="2023-07-19T09:14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24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0" office:value-type="float"/>
          <table:table-cell office:date-value="2023-07-20T11:02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54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1" office:value-type="float"/>
          <table:table-cell office:date-value="2023-07-21T08:39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28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2" office:value-type="float"/>
          <table:table-cell office:date-value="2023-07-21T09:25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97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3" office:value-type="float"/>
          <table:table-cell office:date-value="2023-07-21T14:12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05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4" office:value-type="float"/>
          <table:table-cell office:date-value="2023-07-21T17:12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5" office:value-type="float"/>
          <table:table-cell office:date-value="2023-07-21T20:17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02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6" office:value-type="float"/>
          <table:table-cell office:date-value="2023-07-21T22:52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0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7" office:value-type="float"/>
          <table:table-cell office:date-value="2023-07-22T13:28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75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8" office:value-type="float"/>
          <table:table-cell office:date-value="2023-07-22T17:04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1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89" office:value-type="float"/>
          <table:table-cell office:date-value="2023-07-22T22:55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4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0" office:value-type="float"/>
          <table:table-cell office:date-value="2023-07-23T06:41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1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1" office:value-type="float"/>
          <table:table-cell office:date-value="2023-07-24T13:18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22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2" office:value-type="float"/>
          <table:table-cell office:date-value="2023-07-24T15:03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3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3" office:value-type="float"/>
          <table:table-cell office:date-value="2023-07-24T17:37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314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4" office:value-type="float"/>
          <table:table-cell office:date-value="2023-07-26T09:52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3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5" office:value-type="float"/>
          <table:table-cell office:date-value="2023-07-26T18:32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7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6" office:value-type="float"/>
          <table:table-cell office:date-value="2023-07-26T22:24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6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7" office:value-type="float"/>
          <table:table-cell office:date-value="2023-07-27T12:55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80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8" office:value-type="float"/>
          <table:table-cell office:date-value="2023-07-28T10:1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5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899" office:value-type="float"/>
          <table:table-cell office:date-value="2023-07-28T14:18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294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0" office:value-type="float"/>
          <table:table-cell office:date-value="2023-07-28T14:36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5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1" office:value-type="float"/>
          <table:table-cell office:date-value="2023-07-28T14:46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15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2" office:value-type="float"/>
          <table:table-cell office:date-value="2023-08-01T06:00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0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3" office:value-type="float"/>
          <table:table-cell office:date-value="2023-08-01T06:00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8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4" office:value-type="float"/>
          <table:table-cell office:date-value="2023-08-01T06:00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6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5" office:value-type="float"/>
          <table:table-cell office:date-value="2023-08-01T06:00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28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6" office:value-type="float"/>
          <table:table-cell office:date-value="2023-08-01T06:00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9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7" office:value-type="float"/>
          <table:table-cell office:date-value="2023-08-01T06:00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51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8" office:value-type="float"/>
          <table:table-cell office:date-value="2023-08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84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09" office:value-type="float"/>
          <table:table-cell office:date-value="2023-08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5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0" office:value-type="float"/>
          <table:table-cell office:date-value="2023-08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58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1" office:value-type="float"/>
          <table:table-cell office:date-value="2023-08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6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2" office:value-type="float"/>
          <table:table-cell office:date-value="2023-08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292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3" office:value-type="float"/>
          <table:table-cell office:date-value="2023-08-01T06:00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98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4" office:value-type="float"/>
          <table:table-cell office:date-value="2023-08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62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5" office:value-type="float"/>
          <table:table-cell office:date-value="2023-08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63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6" office:value-type="float"/>
          <table:table-cell office:date-value="2023-08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2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7" office:value-type="float"/>
          <table:table-cell office:date-value="2023-08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59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8" office:value-type="float"/>
          <table:table-cell office:date-value="2023-08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8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19" office:value-type="float"/>
          <table:table-cell office:date-value="2023-08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41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0" office:value-type="float"/>
          <table:table-cell office:date-value="2023-08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1" office:value-type="float"/>
          <table:table-cell office:date-value="2023-08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367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2" office:value-type="float"/>
          <table:table-cell office:date-value="2023-08-01T06:00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3" office:value-type="float"/>
          <table:table-cell office:date-value="2023-08-01T06:00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293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4" office:value-type="float"/>
          <table:table-cell office:date-value="2023-08-01T06:00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26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5" office:value-type="float"/>
          <table:table-cell office:date-value="2023-08-01T06:00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1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6" office:value-type="float"/>
          <table:table-cell office:date-value="2023-08-01T06:00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1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7" office:value-type="float"/>
          <table:table-cell office:date-value="2023-08-01T06:00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1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8" office:value-type="float"/>
          <table:table-cell office:date-value="2023-08-01T06:00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2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29" office:value-type="float"/>
          <table:table-cell office:date-value="2023-08-01T06:00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0" office:value-type="float"/>
          <table:table-cell office:date-value="2023-08-01T06:00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2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1" office:value-type="float"/>
          <table:table-cell office:date-value="2023-08-01T06:00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9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2" office:value-type="float"/>
          <table:table-cell office:date-value="2023-08-01T06:00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3" office:value-type="float"/>
          <table:table-cell office:date-value="2023-08-01T06:00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80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4" office:value-type="float"/>
          <table:table-cell office:date-value="2023-08-01T06:00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5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5" office:value-type="float"/>
          <table:table-cell office:date-value="2023-08-01T06:00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16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6" office:value-type="float"/>
          <table:table-cell office:date-value="2023-08-01T06:00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7" office:value-type="float"/>
          <table:table-cell office:date-value="2023-08-01T06:00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2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8" office:value-type="float"/>
          <table:table-cell office:date-value="2023-08-01T06:00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26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39" office:value-type="float"/>
          <table:table-cell office:date-value="2023-08-01T06:00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0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0" office:value-type="float"/>
          <table:table-cell office:date-value="2023-08-01T06:00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94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1" office:value-type="float"/>
          <table:table-cell office:date-value="2023-08-01T06:00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53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2" office:value-type="float"/>
          <table:table-cell office:date-value="2023-08-01T06:00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31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3" office:value-type="float"/>
          <table:table-cell office:date-value="2023-08-01T06:00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26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4" office:value-type="float"/>
          <table:table-cell office:date-value="2023-08-01T06:00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0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5" office:value-type="float"/>
          <table:table-cell office:date-value="2023-08-01T06:00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08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6" office:value-type="float"/>
          <table:table-cell office:date-value="2023-08-01T06:00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2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7" office:value-type="float"/>
          <table:table-cell office:date-value="2023-08-01T06:00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5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8" office:value-type="float"/>
          <table:table-cell office:date-value="2023-08-01T06:00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9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49" office:value-type="float"/>
          <table:table-cell office:date-value="2023-08-01T06:00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6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0" office:value-type="float"/>
          <table:table-cell office:date-value="2023-08-01T06:00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46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1" office:value-type="float"/>
          <table:table-cell office:date-value="2023-08-01T06:00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40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2" office:value-type="float"/>
          <table:table-cell office:date-value="2023-08-01T06:00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68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3" office:value-type="float"/>
          <table:table-cell office:date-value="2023-08-01T06:00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14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4" office:value-type="float"/>
          <table:table-cell office:date-value="2023-08-01T06:00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11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5" office:value-type="float"/>
          <table:table-cell office:date-value="2023-08-01T06:00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0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6" office:value-type="float"/>
          <table:table-cell office:date-value="2023-08-01T06:00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9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7" office:value-type="float"/>
          <table:table-cell office:date-value="2023-08-01T06:00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5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8" office:value-type="float"/>
          <table:table-cell office:date-value="2023-08-01T06:00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3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59" office:value-type="float"/>
          <table:table-cell office:date-value="2023-08-01T06:00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5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0" office:value-type="float"/>
          <table:table-cell office:date-value="2023-08-01T06:00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3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1" office:value-type="float"/>
          <table:table-cell office:date-value="2023-08-01T06:00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5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2" office:value-type="float"/>
          <table:table-cell office:date-value="2023-08-01T06:00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90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3" office:value-type="float"/>
          <table:table-cell office:date-value="2023-08-01T06:00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43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4" office:value-type="float"/>
          <table:table-cell office:date-value="2023-08-01T06:00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3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5" office:value-type="float"/>
          <table:table-cell office:date-value="2023-08-01T06:00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5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6" office:value-type="float"/>
          <table:table-cell office:date-value="2023-08-01T06:00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09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7" office:value-type="float"/>
          <table:table-cell office:date-value="2023-08-02T19:18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292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8" office:value-type="float"/>
          <table:table-cell office:date-value="2023-08-02T23:49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6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69" office:value-type="float"/>
          <table:table-cell office:date-value="2023-08-03T10:43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51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0" office:value-type="float"/>
          <table:table-cell office:date-value="2023-08-03T13:27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5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1" office:value-type="float"/>
          <table:table-cell office:date-value="2023-08-03T22:05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2" office:value-type="float"/>
          <table:table-cell office:date-value="2023-08-04T09:17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0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3" office:value-type="float"/>
          <table:table-cell office:date-value="2023-08-04T18:10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8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4" office:value-type="float"/>
          <table:table-cell office:date-value="2023-08-05T13:58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8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5" office:value-type="float"/>
          <table:table-cell office:date-value="2023-08-05T19:54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2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6" office:value-type="float"/>
          <table:table-cell office:date-value="2023-08-05T23:04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26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7" office:value-type="float"/>
          <table:table-cell office:date-value="2023-08-06T16:37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293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8" office:value-type="float"/>
          <table:table-cell office:date-value="2023-08-06T20:09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79" office:value-type="float"/>
          <table:table-cell office:date-value="2023-08-08T09:15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0" office:value-type="float"/>
          <table:table-cell office:date-value="2023-08-08T13:23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287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1" office:value-type="float"/>
          <table:table-cell office:date-value="2023-08-09T23:24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3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2" office:value-type="float"/>
          <table:table-cell office:date-value="2023-08-10T13:57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9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3" office:value-type="float"/>
          <table:table-cell office:date-value="2023-08-10T14:16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68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4" office:value-type="float"/>
          <table:table-cell office:date-value="2023-08-11T10:18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9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5" office:value-type="float"/>
          <table:table-cell office:date-value="2023-08-11T14:48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80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6" office:value-type="float"/>
          <table:table-cell office:date-value="2023-08-11T15:06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5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7" office:value-type="float"/>
          <table:table-cell office:date-value="2023-08-11T15:37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98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8" office:value-type="float"/>
          <table:table-cell office:date-value="2023-08-12T11:16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5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89" office:value-type="float"/>
          <table:table-cell office:date-value="2023-08-12T12:33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26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0" office:value-type="float"/>
          <table:table-cell office:date-value="2023-08-12T13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59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1" office:value-type="float"/>
          <table:table-cell office:date-value="2023-08-12T16:30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46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2" office:value-type="float"/>
          <table:table-cell office:date-value="2023-08-13T12:59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63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3" office:value-type="float"/>
          <table:table-cell office:date-value="2023-08-14T07:59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41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4" office:value-type="float"/>
          <table:table-cell office:date-value="2023-08-15T08:30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09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5" office:value-type="float"/>
          <table:table-cell office:date-value="2023-08-15T09:06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94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6" office:value-type="float"/>
          <table:table-cell office:date-value="2023-08-15T10:32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16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7" office:value-type="float"/>
          <table:table-cell office:date-value="2023-08-16T07:41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31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8" office:value-type="float"/>
          <table:table-cell office:date-value="2023-08-16T18:4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62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999" office:value-type="float"/>
          <table:table-cell office:date-value="2023-08-17T07:10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6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0" office:value-type="float"/>
          <table:table-cell office:date-value="2023-08-17T17:29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8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1" office:value-type="float"/>
          <table:table-cell office:date-value="2023-08-17T20:28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2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2" office:value-type="float"/>
          <table:table-cell office:date-value="2023-08-18T06:09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67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3" office:value-type="float"/>
          <table:table-cell office:date-value="2023-08-18T06:32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05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4" office:value-type="float"/>
          <table:table-cell office:date-value="2023-08-18T16:27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51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5" office:value-type="float"/>
          <table:table-cell office:date-value="2023-08-19T06:14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6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6" office:value-type="float"/>
          <table:table-cell office:date-value="2023-08-19T11:11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5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7" office:value-type="float"/>
          <table:table-cell office:date-value="2023-08-20T13:30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40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8" office:value-type="float"/>
          <table:table-cell office:date-value="2023-08-20T15:36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3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09" office:value-type="float"/>
          <table:table-cell office:date-value="2023-08-20T18:57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1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0" office:value-type="float"/>
          <table:table-cell office:date-value="2023-08-21T06:01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84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1" office:value-type="float"/>
          <table:table-cell office:date-value="2023-08-21T08:48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14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2" office:value-type="float"/>
          <table:table-cell office:date-value="2023-08-21T19:12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2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3" office:value-type="float"/>
          <table:table-cell office:date-value="2023-08-21T23:18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0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4" office:value-type="float"/>
          <table:table-cell office:date-value="2023-08-22T06:45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53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5" office:value-type="float"/>
          <table:table-cell office:date-value="2023-08-22T10:15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43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6" office:value-type="float"/>
          <table:table-cell office:date-value="2023-08-22T22:14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9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7" office:value-type="float"/>
          <table:table-cell office:date-value="2023-08-22T22:20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57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8" office:value-type="float"/>
          <table:table-cell office:date-value="2023-08-23T18:25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19" office:value-type="float"/>
          <table:table-cell office:date-value="2023-08-24T12:23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26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0" office:value-type="float"/>
          <table:table-cell office:date-value="2023-08-24T16:57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5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1" office:value-type="float"/>
          <table:table-cell office:date-value="2023-08-25T08:42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9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2" office:value-type="float"/>
          <table:table-cell office:date-value="2023-08-26T08:37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11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3" office:value-type="float"/>
          <table:table-cell office:date-value="2023-08-26T10:37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4" office:value-type="float"/>
          <table:table-cell office:date-value="2023-08-26T22:26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28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5" office:value-type="float"/>
          <table:table-cell office:date-value="2023-08-27T11:56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58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6" office:value-type="float"/>
          <table:table-cell office:date-value="2023-08-27T19:15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3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7" office:value-type="float"/>
          <table:table-cell office:date-value="2023-08-27T21:13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08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8" office:value-type="float"/>
          <table:table-cell office:date-value="2023-08-27T22:30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0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29" office:value-type="float"/>
          <table:table-cell office:date-value="2023-08-27T23:05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90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0" office:value-type="float"/>
          <table:table-cell office:date-value="2023-08-28T13:3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329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1" office:value-type="float"/>
          <table:table-cell office:date-value="2023-08-28T21:07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1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2" office:value-type="float"/>
          <table:table-cell office:date-value="2023-09-01T06:00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22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3" office:value-type="float"/>
          <table:table-cell office:date-value="2023-09-01T06:00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47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4" office:value-type="float"/>
          <table:table-cell office:date-value="2023-09-01T06:00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1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5" office:value-type="float"/>
          <table:table-cell office:date-value="2023-09-01T06:00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71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6" office:value-type="float"/>
          <table:table-cell office:date-value="2023-09-01T06:00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338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7" office:value-type="float"/>
          <table:table-cell office:date-value="2023-09-01T06:00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6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8" office:value-type="float"/>
          <table:table-cell office:date-value="2023-09-01T06:00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36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39" office:value-type="float"/>
          <table:table-cell office:date-value="2023-09-01T06:00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37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0" office:value-type="float"/>
          <table:table-cell office:date-value="2023-09-01T06:00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50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1" office:value-type="float"/>
          <table:table-cell office:date-value="2023-09-01T06:00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85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2" office:value-type="float"/>
          <table:table-cell office:date-value="2023-09-01T06:00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33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3" office:value-type="float"/>
          <table:table-cell office:date-value="2023-09-01T06:00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2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4" office:value-type="float"/>
          <table:table-cell office:date-value="2023-09-01T06:0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48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5" office:value-type="float"/>
          <table:table-cell office:date-value="2023-09-01T06:00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Начисление</text:p>
          </table:table-cell>
          <table:table-cell office:value="663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6" office:value-type="float"/>
          <table:table-cell office:date-value="2023-09-01T06:00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03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7" office:value-type="float"/>
          <table:table-cell office:date-value="2023-09-01T06:00:00.000000" office:value-type="date" table:style-name="Cell9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56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8" office:value-type="float"/>
          <table:table-cell office:date-value="2023-09-01T06:00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74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49" office:value-type="float"/>
          <table:table-cell office:date-value="2023-09-01T06:00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28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0" office:value-type="float"/>
          <table:table-cell office:date-value="2023-09-01T06:00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65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1" office:value-type="float"/>
          <table:table-cell office:date-value="2023-09-01T06:00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Начисление</text:p>
          </table:table-cell>
          <table:table-cell office:value="483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2" office:value-type="float"/>
          <table:table-cell office:date-value="2023-09-01T06:00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25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3" office:value-type="float"/>
          <table:table-cell office:date-value="2023-09-01T06:00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31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4" office:value-type="float"/>
          <table:table-cell office:date-value="2023-09-01T06:00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5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5" office:value-type="float"/>
          <table:table-cell office:date-value="2023-09-01T06:00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7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6" office:value-type="float"/>
          <table:table-cell office:date-value="2023-09-01T06:00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66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7" office:value-type="float"/>
          <table:table-cell office:date-value="2023-09-01T06:00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3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8" office:value-type="float"/>
          <table:table-cell office:date-value="2023-09-01T06:00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63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59" office:value-type="float"/>
          <table:table-cell office:date-value="2023-09-01T06:00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8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0" office:value-type="float"/>
          <table:table-cell office:date-value="2023-09-01T06:00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32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1" office:value-type="float"/>
          <table:table-cell office:date-value="2023-09-01T06:00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7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2" office:value-type="float"/>
          <table:table-cell office:date-value="2023-09-01T06:00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80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3" office:value-type="float"/>
          <table:table-cell office:date-value="2023-09-01T06:00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7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4" office:value-type="float"/>
          <table:table-cell office:date-value="2023-09-01T06:00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5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5" office:value-type="float"/>
          <table:table-cell office:date-value="2023-09-01T06:00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29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6" office:value-type="float"/>
          <table:table-cell office:date-value="2023-09-01T06:00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2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7" office:value-type="float"/>
          <table:table-cell office:date-value="2023-09-01T06:00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16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8" office:value-type="float"/>
          <table:table-cell office:date-value="2023-09-01T06:00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34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69" office:value-type="float"/>
          <table:table-cell office:date-value="2023-09-01T06:00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577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0" office:value-type="float"/>
          <table:table-cell office:date-value="2023-09-01T06:00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16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1" office:value-type="float"/>
          <table:table-cell office:date-value="2023-09-01T06:00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45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2" office:value-type="float"/>
          <table:table-cell office:date-value="2023-09-01T06:00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80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3" office:value-type="float"/>
          <table:table-cell office:date-value="2023-09-01T06:00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0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4" office:value-type="float"/>
          <table:table-cell office:date-value="2023-09-01T06:00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5" office:value-type="float"/>
          <table:table-cell office:date-value="2023-09-01T06:00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15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6" office:value-type="float"/>
          <table:table-cell office:date-value="2023-09-01T06:00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4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7" office:value-type="float"/>
          <table:table-cell office:date-value="2023-09-01T06:00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48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8" office:value-type="float"/>
          <table:table-cell office:date-value="2023-09-01T06:00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29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79" office:value-type="float"/>
          <table:table-cell office:date-value="2023-09-01T06:00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61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0" office:value-type="float"/>
          <table:table-cell office:date-value="2023-09-01T06:00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74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1" office:value-type="float"/>
          <table:table-cell office:date-value="2023-09-01T06:00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3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2" office:value-type="float"/>
          <table:table-cell office:date-value="2023-09-01T06:00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Начисление</text:p>
          </table:table-cell>
          <table:table-cell office:value="68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3" office:value-type="float"/>
          <table:table-cell office:date-value="2023-09-01T06:00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42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4" office:value-type="float"/>
          <table:table-cell office:date-value="2023-09-01T06:00:00.000000" office:value-type="date" table:style-name="Cell9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33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5" office:value-type="float"/>
          <table:table-cell office:date-value="2023-09-01T06:00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3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6" office:value-type="float"/>
          <table:table-cell office:date-value="2023-09-01T06:00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0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7" office:value-type="float"/>
          <table:table-cell office:date-value="2023-09-01T06:00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5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8" office:value-type="float"/>
          <table:table-cell office:date-value="2023-09-01T06:00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46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89" office:value-type="float"/>
          <table:table-cell office:date-value="2023-09-01T06:00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68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0" office:value-type="float"/>
          <table:table-cell office:date-value="2023-09-01T06:00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3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1" office:value-type="float"/>
          <table:table-cell office:date-value="2023-09-01T06:00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88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2" office:value-type="float"/>
          <table:table-cell office:date-value="2023-09-01T06:00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54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3" office:value-type="float"/>
          <table:table-cell office:date-value="2023-09-01T06:00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Начисление</text:p>
          </table:table-cell>
          <table:table-cell office:value="340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4" office:value-type="float"/>
          <table:table-cell office:date-value="2023-09-01T06:00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631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5" office:value-type="float"/>
          <table:table-cell office:date-value="2023-09-01T06:00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5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6" office:value-type="float"/>
          <table:table-cell office:date-value="2023-09-01T06:00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Начисление</text:p>
          </table:table-cell>
          <table:table-cell office:value="59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7" office:value-type="float"/>
          <table:table-cell office:date-value="2023-09-01T16:26:00.000000" office:value-type="date" table:style-name="Cell9"/>
          <table:table-cell office:value-type="string" table:style-name="Cell2">
            <text:p>Л3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3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8" office:value-type="float"/>
          <table:table-cell office:date-value="2023-09-01T20:48:00.000000" office:value-type="date" table:style-name="Cell9"/>
          <table:table-cell office:value-type="string" table:style-name="Cell2">
            <text:p>Л4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34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099" office:value-type="float"/>
          <table:table-cell office:date-value="2023-09-01T22:59:00.000000" office:value-type="date" table:style-name="Cell9"/>
          <table:table-cell office:value-type="string" table:style-name="Cell2">
            <text:p>Л6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3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0" office:value-type="float"/>
          <table:table-cell office:date-value="2023-09-02T09:48:00.000000" office:value-type="date" table:style-name="Cell9"/>
          <table:table-cell office:value-type="string" table:style-name="Cell2">
            <text:p>Л3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66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1" office:value-type="float"/>
          <table:table-cell office:date-value="2023-09-02T18:07:00.000000" office:value-type="date" table:style-name="Cell9"/>
          <table:table-cell office:value-type="string" table:style-name="Cell2">
            <text:p>Л14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65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2" office:value-type="float"/>
          <table:table-cell office:date-value="2023-09-03T08:48:00.000000" office:value-type="date" table:style-name="Cell9"/>
          <table:table-cell office:value-type="string" table:style-name="Cell2">
            <text:p>Л60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6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3" office:value-type="float"/>
          <table:table-cell office:date-value="2023-09-03T09:51:00.000000" office:value-type="date" table:style-name="Cell9"/>
          <table:table-cell office:value-type="string" table:style-name="Cell2">
            <text:p>Л5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4" office:value-type="float"/>
          <table:table-cell office:date-value="2023-09-03T10:24:00.000000" office:value-type="date" table:style-name="Cell9"/>
          <table:table-cell office:value-type="string" table:style-name="Cell2">
            <text:p>Л4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45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5" office:value-type="float"/>
          <table:table-cell office:date-value="2023-09-03T10:40:00.000000" office:value-type="date" table:style-name="Cell9"/>
          <table:table-cell office:value-type="string" table:style-name="Cell2">
            <text:p>Л20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80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6" office:value-type="float"/>
          <table:table-cell office:date-value="2023-09-03T13:36:00.000000" office:value-type="date" table:style-name="Cell9"/>
          <table:table-cell office:value-type="string" table:style-name="Cell2">
            <text:p>Л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5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7" office:value-type="float"/>
          <table:table-cell office:date-value="2023-09-05T09:47:00.000000" office:value-type="date" table:style-name="Cell9"/>
          <table:table-cell office:value-type="string" table:style-name="Cell2">
            <text:p>Л27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83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8" office:value-type="float"/>
          <table:table-cell office:date-value="2023-09-05T09:49:00.000000" office:value-type="date" table:style-name="Cell9"/>
          <table:table-cell office:value-type="string" table:style-name="Cell2">
            <text:p>Л15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36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09" office:value-type="float"/>
          <table:table-cell office:date-value="2023-09-05T16:33:00.000000" office:value-type="date" table:style-name="Cell9"/>
          <table:table-cell office:value-type="string" table:style-name="Cell2">
            <text:p>Л19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33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0" office:value-type="float"/>
          <table:table-cell office:date-value="2023-09-05T16:44:00.000000" office:value-type="date" table:style-name="Cell9"/>
          <table:table-cell office:value-type="string" table:style-name="Cell2">
            <text:p>Л2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2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1" office:value-type="float"/>
          <table:table-cell office:date-value="2023-09-05T23:57:00.000000" office:value-type="date" table:style-name="Cell9"/>
          <table:table-cell office:value-type="string" table:style-name="Cell2">
            <text:p>Л22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03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2" office:value-type="float"/>
          <table:table-cell office:date-value="2023-09-07T08:36:00.000000" office:value-type="date" table:style-name="Cell9"/>
          <table:table-cell office:value-type="string" table:style-name="Cell2">
            <text:p>Л3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63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3" office:value-type="float"/>
          <table:table-cell office:date-value="2023-09-07T23:28:00.000000" office:value-type="date" table:style-name="Cell9"/>
          <table:table-cell office:value-type="string" table:style-name="Cell2">
            <text:p>Л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22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4" office:value-type="float"/>
          <table:table-cell office:date-value="2023-09-09T08:02:00.000000" office:value-type="date" table:style-name="Cell9"/>
          <table:table-cell office:value-type="string" table:style-name="Cell2">
            <text:p>Л12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71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5" office:value-type="float"/>
          <table:table-cell office:date-value="2023-09-09T09:46:00.000000" office:value-type="date" table:style-name="Cell9"/>
          <table:table-cell office:value-type="string" table:style-name="Cell2">
            <text:p>Л3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88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6" office:value-type="float"/>
          <table:table-cell office:date-value="2023-09-09T10:03:00.000000" office:value-type="date" table:style-name="Cell9"/>
          <table:table-cell office:value-type="string" table:style-name="Cell2">
            <text:p>Л4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15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7" office:value-type="float"/>
          <table:table-cell office:date-value="2023-09-09T17:26:00.000000" office:value-type="date" table:style-name="Cell9"/>
          <table:table-cell office:value-type="string" table:style-name="Cell2">
            <text:p>Л52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61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8" office:value-type="float"/>
          <table:table-cell office:date-value="2023-09-10T08:21:00.000000" office:value-type="date" table:style-name="Cell9"/>
          <table:table-cell office:value-type="string" table:style-name="Cell2">
            <text:p>Л9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98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19" office:value-type="float"/>
          <table:table-cell office:date-value="2023-09-10T14:54:00.000000" office:value-type="date" table:style-name="Cell9"/>
          <table:table-cell office:value-type="string" table:style-name="Cell2">
            <text:p>Л6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4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0" office:value-type="float"/>
          <table:table-cell office:date-value="2023-09-10T16:16:00.000000" office:value-type="date" table:style-name="Cell9"/>
          <table:table-cell office:value-type="string" table:style-name="Cell2">
            <text:p>Л21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63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1" office:value-type="float"/>
          <table:table-cell office:date-value="2023-09-11T11:33:00.000000" office:value-type="date" table:style-name="Cell9"/>
          <table:table-cell office:value-type="string" table:style-name="Cell2">
            <text:p>Л4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160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2" office:value-type="float"/>
          <table:table-cell office:date-value="2023-09-11T14:44:00.000000" office:value-type="date" table:style-name="Cell9"/>
          <table:table-cell office:value-type="string" table:style-name="Cell2">
            <text:p>Л61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681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3" office:value-type="float"/>
          <table:table-cell office:date-value="2023-09-12T09:26:00.000000" office:value-type="date" table:style-name="Cell9"/>
          <table:table-cell office:value-type="string" table:style-name="Cell2">
            <text:p>Л8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559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4" office:value-type="float"/>
          <table:table-cell office:date-value="2023-09-12T20:25:00.000000" office:value-type="date" table:style-name="Cell9"/>
          <table:table-cell office:value-type="string" table:style-name="Cell2">
            <text:p>Л2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25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5" office:value-type="float"/>
          <table:table-cell office:date-value="2023-09-12T21:37:00.000000" office:value-type="date" table:style-name="Cell9"/>
          <table:table-cell office:value-type="string" table:style-name="Cell2">
            <text:p>Л25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28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6" office:value-type="float"/>
          <table:table-cell office:date-value="2023-09-14T12:36:00.000000" office:value-type="date" table:style-name="Cell9"/>
          <table:table-cell office:value-type="string" table:style-name="Cell2">
            <text:p>Л59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00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7" office:value-type="float"/>
          <table:table-cell office:date-value="2023-09-14T13:32:00.000000" office:value-type="date" table:style-name="Cell9"/>
          <table:table-cell office:value-type="string" table:style-name="Cell2">
            <text:p>Л3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80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8" office:value-type="float"/>
          <table:table-cell office:date-value="2023-09-15T22:07:00.000000" office:value-type="date" table:style-name="Cell9"/>
          <table:table-cell office:value-type="string" table:style-name="Cell2">
            <text:p>Л24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741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29" office:value-type="float"/>
          <table:table-cell office:date-value="2023-09-16T06:29:00.000000" office:value-type="date" table:style-name="Cell9"/>
          <table:table-cell office:value-type="string" table:style-name="Cell2">
            <text:p>Л3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07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0" office:value-type="float"/>
          <table:table-cell office:date-value="2023-09-16T17:47:00.000000" office:value-type="date" table:style-name="Cell9"/>
          <table:table-cell office:value-type="string" table:style-name="Cell2">
            <text:p>Л3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32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1" office:value-type="float"/>
          <table:table-cell office:date-value="2023-09-17T06:04:00.000000" office:value-type="date" table:style-name="Cell9"/>
          <table:table-cell office:value-type="string" table:style-name="Cell2">
            <text:p>Л7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631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2" office:value-type="float"/>
          <table:table-cell office:date-value="2023-09-17T08:00:00.000000" office:value-type="date" table:style-name="Cell9"/>
          <table:table-cell office:value-type="string" table:style-name="Cell2">
            <text:p>Л56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42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3" office:value-type="float"/>
          <table:table-cell office:date-value="2023-09-18T06:35:00.000000" office:value-type="date" table:style-name="Cell9"/>
          <table:table-cell office:value-type="string" table:style-name="Cell2">
            <text:p>Л5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74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4" office:value-type="float"/>
          <table:table-cell office:date-value="2023-09-19T09:34:00.000000" office:value-type="date" table:style-name="Cell9"/>
          <table:table-cell office:value-type="string" table:style-name="Cell2">
            <text:p>Л13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38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5" office:value-type="float"/>
          <table:table-cell office:date-value="2023-09-19T16:03:00.000000" office:value-type="date" table:style-name="Cell9"/>
          <table:table-cell office:value-type="string" table:style-name="Cell2">
            <text:p>Л18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685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6" office:value-type="float"/>
          <table:table-cell office:date-value="2023-09-19T21:01:00.000000" office:value-type="date" table:style-name="Cell9"/>
          <table:table-cell office:value-type="string" table:style-name="Cell2">
            <text:p>Л4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80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7" office:value-type="float"/>
          <table:table-cell office:date-value="2023-09-19T21:47:00.000000" office:value-type="date" table:style-name="Cell9"/>
          <table:table-cell office:value-type="string" table:style-name="Cell2">
            <text:p>Л4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29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8" office:value-type="float"/>
          <table:table-cell office:date-value="2023-09-19T23:53:00.000000" office:value-type="date" table:style-name="Cell9"/>
          <table:table-cell office:value-type="string" table:style-name="Cell2">
            <text:p>Л48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89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39" office:value-type="float"/>
          <table:table-cell office:date-value="2023-09-20T10:26:00.000000" office:value-type="date" table:style-name="Cell9"/>
          <table:table-cell office:value-type="string" table:style-name="Cell2">
            <text:p>Л5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487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0" office:value-type="float"/>
          <table:table-cell office:date-value="2023-09-20T23:56:00.000000" office:value-type="date" table:style-name="Cell9"/>
          <table:table-cell office:value-type="string" table:style-name="Cell2">
            <text:p>Л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40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1" office:value-type="float"/>
          <table:table-cell office:date-value="2023-09-21T07:05:00.000000" office:value-type="date" table:style-name="Cell9"/>
          <table:table-cell office:value-type="string" table:style-name="Cell2">
            <text:p>Л4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25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2" office:value-type="float"/>
          <table:table-cell office:date-value="2023-09-22T07:32:00.000000" office:value-type="date" table:style-name="Cell9"/>
          <table:table-cell office:value-type="string" table:style-name="Cell2">
            <text:p>Л3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59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3" office:value-type="float"/>
          <table:table-cell office:date-value="2023-09-22T10:11:00.000000" office:value-type="date" table:style-name="Cell9"/>
          <table:table-cell office:value-type="string" table:style-name="Cell2">
            <text:p>Л58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53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4" office:value-type="float"/>
          <table:table-cell office:date-value="2023-09-22T11:02:00.000000" office:value-type="date" table:style-name="Cell9"/>
          <table:table-cell office:value-type="string" table:style-name="Cell2">
            <text:p>Л16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437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5" office:value-type="float"/>
          <table:table-cell office:date-value="2023-09-22T12:30:00.000000" office:value-type="date" table:style-name="Cell9"/>
          <table:table-cell office:value-type="string" table:style-name="Cell2">
            <text:p>Л43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77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6" office:value-type="float"/>
          <table:table-cell office:date-value="2023-09-22T17:57:00.000000" office:value-type="date" table:style-name="Cell9"/>
          <table:table-cell office:value-type="string" table:style-name="Cell2">
            <text:p>Л26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65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7" office:value-type="float"/>
          <table:table-cell office:date-value="2023-09-22T18:34:00.000000" office:value-type="date" table:style-name="Cell9"/>
          <table:table-cell office:value-type="string" table:style-name="Cell2">
            <text:p>Л65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40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8" office:value-type="float"/>
          <table:table-cell office:date-value="2023-09-22T20:05:00.000000" office:value-type="date" table:style-name="Cell9"/>
          <table:table-cell office:value-type="string" table:style-name="Cell2">
            <text:p>Л36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7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49" office:value-type="float"/>
          <table:table-cell office:date-value="2023-09-22T20:47:00.000000" office:value-type="date" table:style-name="Cell9"/>
          <table:table-cell office:value-type="string" table:style-name="Cell2">
            <text:p>Л51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2986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0" office:value-type="float"/>
          <table:table-cell office:date-value="2023-09-23T15:37:00.000000" office:value-type="date" table:style-name="Cell9"/>
          <table:table-cell office:value-type="string" table:style-name="Cell2">
            <text:p>Л47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019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1" office:value-type="float"/>
          <table:table-cell office:date-value="2023-09-23T17:17:00.000000" office:value-type="date" table:style-name="Cell9"/>
          <table:table-cell office:value-type="string" table:style-name="Cell2">
            <text:p>Л29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31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2" office:value-type="float"/>
          <table:table-cell office:date-value="2023-09-24T16:59:00.000000" office:value-type="date" table:style-name="Cell9"/>
          <table:table-cell office:value-type="string" table:style-name="Cell2">
            <text:p>Л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552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3" office:value-type="float"/>
          <table:table-cell office:date-value="2023-09-24T20:04:00.000000" office:value-type="date" table:style-name="Cell9"/>
          <table:table-cell office:value-type="string" table:style-name="Cell2">
            <text:p>Л10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476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4" office:value-type="float"/>
          <table:table-cell office:date-value="2023-09-25T09:17:00.000000" office:value-type="date" table:style-name="Cell9"/>
          <table:table-cell office:value-type="string" table:style-name="Cell2">
            <text:p>Л11</text:p>
          </table:table-cell>
          <table:table-cell office:value="10" office:value-type="float"/>
          <table:table-cell office:value-type="string">
            <text:p>Оплата</text:p>
          </table:table-cell>
          <table:table-cell office:value="3148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5" office:value-type="float"/>
          <table:table-cell office:date-value="2023-09-25T23:27:00.000000" office:value-type="date" table:style-name="Cell9"/>
          <table:table-cell office:value-type="string" table:style-name="Cell2">
            <text:p>Л63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3887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6" office:value-type="float"/>
          <table:table-cell office:date-value="2023-09-26T22:12:00.000000" office:value-type="date" table:style-name="Cell9"/>
          <table:table-cell office:value-type="string" table:style-name="Cell2">
            <text:p>Л30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574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7" office:value-type="float"/>
          <table:table-cell office:date-value="2023-09-27T12:25:00.000000" office:value-type="date" table:style-name="Cell9"/>
          <table:table-cell office:value-type="string" table:style-name="Cell2">
            <text:p>Л44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3163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8" office:value-type="float"/>
          <table:table-cell office:date-value="2023-09-27T18:44:00.000000" office:value-type="date" table:style-name="Cell9"/>
          <table:table-cell office:value-type="string" table:style-name="Cell2">
            <text:p>Л55</text:p>
          </table:table-cell>
          <table:table-cell office:value="12" office:value-type="float"/>
          <table:table-cell office:value-type="string">
            <text:p>Оплата</text:p>
          </table:table-cell>
          <table:table-cell office:value="683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59" office:value-type="float"/>
          <table:table-cell office:date-value="2023-09-27T19:34:00.000000" office:value-type="date" table:style-name="Cell9"/>
          <table:table-cell office:value-type="string" table:style-name="Cell2">
            <text:p>Л17</text:p>
          </table:table-cell>
          <table:table-cell office:value="3" office:value-type="float"/>
          <table:table-cell office:value-type="string">
            <text:p>Оплата</text:p>
          </table:table-cell>
          <table:table-cell office:value="5015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60" office:value-type="float"/>
          <table:table-cell office:value="45197.4381944444" office:value-type="float"/>
          <table:table-cell office:value-type="string" table:style-name="Cell2">
            <text:p>Л57</text:p>
          </table:table-cell>
          <table:table-cell office:value="5" office:value-type="float"/>
          <table:table-cell office:value-type="string">
            <text:p>Оплата</text:p>
          </table:table-cell>
          <table:table-cell office:value="4334" office:value-type="float"/>
          <table:table-cell/>
          <table:table-cell table:style-name="Cell8"/>
          <table:table-cell table:number-columns-repeated="16376"/>
        </table:table-row>
        <table:table-row table:style-name="Row2" table:visibility="filter">
          <table:table-cell office:value="1161" office:value-type="float"/>
          <table:table-cell office:value="45197.8854166667" office:value-type="float"/>
          <table:table-cell office:value-type="string" table:style-name="Cell2">
            <text:p>Л23</text:p>
          </table:table-cell>
          <table:table-cell office:value="9" office:value-type="float"/>
          <table:table-cell office:value-type="string">
            <text:p>Оплата</text:p>
          </table:table-cell>
          <table:table-cell office:value="4564" office:value-type="float"/>
          <table:table-cell/>
          <table:table-cell table:style-name="Cell8"/>
          <table:table-cell table:number-columns-repeated="16376"/>
        </table:table-row>
        <table:table-row table:number-rows-repeated="1047414" table:style-name="Row4">
          <table:table-cell table:number-columns-repeated="16384"/>
        </table:table-row>
      </table:table>
      <table:table co:columns-count="7" co:grouping-summary-below="true" co:grouping-summary-right="true" co:rows-count="66" co:show-zero-value="true" table:name="Лицевые_счета" table:style-name="Table2">
        <table:table-column table:default-cell-style-name="Cell5" table:style-name="Col9"/>
        <table:table-column table:default-cell-style-name="Cell5" table:style-name="Col10"/>
        <table:table-column table:default-cell-style-name="Cell12" table:style-name="Col11"/>
        <table:table-column table:default-cell-style-name="Cell12" table:style-name="Col12"/>
        <table:table-column table:default-cell-style-name="Cell5" table:style-name="Col13"/>
        <table:table-column table:default-cell-style-name="Cell5" table:style-name="Col14"/>
        <table:table-column table:default-cell-style-name="Cell5" table:style-name="Col15"/>
        <table:table-column table:default-cell-style-name="Cell5" table:number-columns-repeated="16377" table:style-name="Col7"/>
        <table:table-row table:style-name="Row5">
          <table:table-cell office:value-type="string" table:style-name="Cell13">
            <text:p>Лицевой счёт</text:p>
          </table:table-cell>
          <table:table-cell office:value-type="string" table:style-name="Cell14">
            <text:p>Улица</text:p>
          </table:table-cell>
          <table:table-cell office:value-type="string" table:style-name="Cell14">
            <text:p>Номер дома</text:p>
          </table:table-cell>
          <table:table-cell office:value-type="string" table:style-name="Cell14">
            <text:p>Номер квартиры</text:p>
          </table:table-cell>
          <table:table-cell office:value-type="string" table:style-name="Cell15">
            <text:p>ФИО собственника</text:p>
          </table:table-cell>
          <table:table-cell office:value-type="string" table:style-name="Cell15">
            <text:p>Количество комнат</text:p>
          </table:table-cell>
          <table:table-cell office:value-type="string" table:style-name="Cell14">
            <text:p>Общая площадь</text:p>
          </table:table-cell>
          <table:table-cell table:number-columns-repeated="16377"/>
        </table:table-row>
        <table:table-row table:style-name="Row6" table:visibility="filter">
          <table:table-cell office:value-type="string" table:style-name="Cell12">
            <text:p>Л1</text:p>
          </table:table-cell>
          <table:table-cell office:value-type="string">
            <text:p>Волкова</text:p>
          </table:table-cell>
          <table:table-cell office:value="14" office:value-type="float"/>
          <table:table-cell office:value="1" office:value-type="float"/>
          <table:table-cell office:value-type="string">
            <text:p>Иванов К.В.</text:p>
          </table:table-cell>
          <table:table-cell office:value="1" office:value-type="float"/>
          <table:table-cell office:value="45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</text:p>
          </table:table-cell>
          <table:table-cell office:value-type="string">
            <text:p>Волкова</text:p>
          </table:table-cell>
          <table:table-cell office:value="14" office:value-type="float"/>
          <table:table-cell office:value="2" office:value-type="float"/>
          <table:table-cell office:value-type="string">
            <text:p>Петров П.М.</text:p>
          </table:table-cell>
          <table:table-cell office:value="2" office:value-type="float"/>
          <table:table-cell office:value="5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</text:p>
          </table:table-cell>
          <table:table-cell office:value-type="string">
            <text:p>Волкова</text:p>
          </table:table-cell>
          <table:table-cell office:value="14" office:value-type="float"/>
          <table:table-cell office:value="3" office:value-type="float"/>
          <table:table-cell office:value-type="string">
            <text:p>Сидоров А.П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</text:p>
          </table:table-cell>
          <table:table-cell office:value-type="string">
            <text:p>Волкова</text:p>
          </table:table-cell>
          <table:table-cell office:value="14" office:value-type="float"/>
          <table:table-cell office:value="4" office:value-type="float"/>
          <table:table-cell office:value-type="string">
            <text:p>Демидов П.Р.</text:p>
          </table:table-cell>
          <table:table-cell office:value="1" office:value-type="float"/>
          <table:table-cell office:value="45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</text:p>
          </table:table-cell>
          <table:table-cell office:value-type="string">
            <text:p>Волкова</text:p>
          </table:table-cell>
          <table:table-cell office:value="14" office:value-type="float"/>
          <table:table-cell office:value="5" office:value-type="float"/>
          <table:table-cell office:value-type="string">
            <text:p>Денисов Ф.Д.</text:p>
          </table:table-cell>
          <table:table-cell office:value="2" office:value-type="float"/>
          <table:table-cell office:value="5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</text:p>
          </table:table-cell>
          <table:table-cell office:value-type="string">
            <text:p>Волкова</text:p>
          </table:table-cell>
          <table:table-cell office:value="14" office:value-type="float"/>
          <table:table-cell office:value="6" office:value-type="float"/>
          <table:table-cell office:value-type="string">
            <text:p>Романов С.Д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7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1" office:value-type="float"/>
          <table:table-cell office:value-type="string">
            <text:p>Андреев О.Ш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8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2" office:value-type="float"/>
          <table:table-cell office:value-type="string">
            <text:p>Дмитриев П.С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9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3" office:value-type="float"/>
          <table:table-cell office:value-type="string">
            <text:p>Сергеев Г.Б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0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4" office:value-type="float"/>
          <table:table-cell office:value-type="string">
            <text:p>Артемьев Л.О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1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5" office:value-type="float"/>
          <table:table-cell office:value-type="string">
            <text:p>Наумов К.Д.</text:p>
          </table:table-cell>
          <table:table-cell office:value="4" office:value-type="float"/>
          <table:table-cell office:value="10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2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6" office:value-type="float"/>
          <table:table-cell office:value-type="string">
            <text:p>Клементьев Г.Н.</text:p>
          </table:table-cell>
          <table:table-cell office:value="4" office:value-type="float"/>
          <table:table-cell office:value="10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3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7" office:value-type="float"/>
          <table:table-cell office:value-type="string">
            <text:p>Владимиров А.Е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4</text:p>
          </table:table-cell>
          <table:table-cell office:value-type="string">
            <text:p>Гоголя</text:p>
          </table:table-cell>
          <table:table-cell office:value="7" office:value-type="float"/>
          <table:table-cell office:value="8" office:value-type="float"/>
          <table:table-cell office:value-type="string">
            <text:p>Евгеньев Л.Т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5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1" office:value-type="float"/>
          <table:table-cell office:value-type="string">
            <text:p>Юрьев Ф.Э.</text:p>
          </table:table-cell>
          <table:table-cell office:value="2" office:value-type="float"/>
          <table:table-cell office:value="49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6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2" office:value-type="float"/>
          <table:table-cell office:value-type="string">
            <text:p>Платонов К.Т.</text:p>
          </table:table-cell>
          <table:table-cell office:value="2" office:value-type="float"/>
          <table:table-cell office:value="49" office:value-type="float"/>
          <table:table-cell table:number-columns-repeated="16377"/>
        </table:table-row>
        <table:table-row table:style-name="Row7">
          <table:table-cell office:value-type="string" table:style-name="Cell12">
            <text:p>Л17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4" office:value-type="float"/>
          <table:table-cell office:value-type="string">
            <text:p>Васильев О.И.</text:p>
          </table:table-cell>
          <table:table-cell office:value="4" office:value-type="float"/>
          <table:table-cell office:value="109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8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5" office:value-type="float"/>
          <table:table-cell office:value-type="string">
            <text:p>Борисов Д.Х.</text:p>
          </table:table-cell>
          <table:table-cell office:value="4" office:value-type="float"/>
          <table:table-cell office:value="109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19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6" office:value-type="float"/>
          <table:table-cell office:value-type="string">
            <text:p>Александров С.С.</text:p>
          </table:table-cell>
          <table:table-cell office:value="2" office:value-type="float"/>
          <table:table-cell office:value="49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0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7" office:value-type="float"/>
          <table:table-cell office:value-type="string">
            <text:p>Харитонов К.Д.</text:p>
          </table:table-cell>
          <table:table-cell office:value="2" office:value-type="float"/>
          <table:table-cell office:value="49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1</text:p>
          </table:table-cell>
          <table:table-cell office:value-type="string">
            <text:p>Гоголя</text:p>
          </table:table-cell>
          <table:table-cell office:value="8" office:value-type="float"/>
          <table:table-cell office:value="8" office:value-type="float"/>
          <table:table-cell office:value-type="string">
            <text:p>Михайлов Ф.Д.</text:p>
          </table:table-cell>
          <table:table-cell office:value="2" office:value-type="float"/>
          <table:table-cell office:value="49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2</text:p>
          </table:table-cell>
          <table:table-cell office:value-type="string">
            <text:p>Железнодорожная</text:p>
          </table:table-cell>
          <table:table-cell office:value="4" office:value-type="float"/>
          <table:table-cell office:value="1" office:value-type="float"/>
          <table:table-cell office:value-type="string">
            <text:p>Павлов Л.А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3</text:p>
          </table:table-cell>
          <table:table-cell office:value-type="string">
            <text:p>Железнодорожная</text:p>
          </table:table-cell>
          <table:table-cell office:value="4" office:value-type="float"/>
          <table:table-cell office:value="2" office:value-type="float"/>
          <table:table-cell office:value-type="string">
            <text:p>Егоров К.К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4</text:p>
          </table:table-cell>
          <table:table-cell office:value-type="string">
            <text:p>Железнодорожная</text:p>
          </table:table-cell>
          <table:table-cell office:value="4" office:value-type="float"/>
          <table:table-cell office:value="3" office:value-type="float"/>
          <table:table-cell office:value-type="string">
            <text:p>Георгиев А.В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5</text:p>
          </table:table-cell>
          <table:table-cell office:value-type="string">
            <text:p>Железнодорожная</text:p>
          </table:table-cell>
          <table:table-cell office:value="4" office:value-type="float"/>
          <table:table-cell office:value="4" office:value-type="float"/>
          <table:table-cell office:value-type="string">
            <text:p>Ермолаев П.Р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6</text:p>
          </table:table-cell>
          <table:table-cell office:value-type="string">
            <text:p>Железнодорожная</text:p>
          </table:table-cell>
          <table:table-cell office:value="4" office:value-type="float"/>
          <table:table-cell office:value="5" office:value-type="float"/>
          <table:table-cell office:value-type="string">
            <text:p>Левин О.Л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7</text:p>
          </table:table-cell>
          <table:table-cell office:value-type="string">
            <text:p>Железнодорожная</text:p>
          </table:table-cell>
          <table:table-cell office:value="4" office:value-type="float"/>
          <table:table-cell office:value="6" office:value-type="float"/>
          <table:table-cell office:value-type="string">
            <text:p>Пименов Д.Э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8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" office:value-type="float"/>
          <table:table-cell office:value-type="string">
            <text:p>Осипов Я.С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29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" office:value-type="float"/>
          <table:table-cell office:value-type="string">
            <text:p>Яшин М.И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0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3" office:value-type="float"/>
          <table:table-cell office:value-type="string">
            <text:p>Яковлев Т.Б.</text:p>
          </table:table-cell>
          <table:table-cell office:value="2" office:value-type="float"/>
          <table:table-cell office:value="5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1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4" office:value-type="float"/>
          <table:table-cell office:value-type="string">
            <text:p>Филиппов Ю.У.</text:p>
          </table:table-cell>
          <table:table-cell office:value="3" office:value-type="float"/>
          <table:table-cell office:value="66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2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5" office:value-type="float"/>
          <table:table-cell office:value-type="string">
            <text:p>Афанасьев К.Е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3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6" office:value-type="float"/>
          <table:table-cell office:value-type="string">
            <text:p>Ерофеев Н.Г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4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7" office:value-type="float"/>
          <table:table-cell office:value-type="string">
            <text:p>Кириллов Ш.З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5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8" office:value-type="float"/>
          <table:table-cell office:value-type="string">
            <text:p>Леонидов У.Ф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6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9" office:value-type="float"/>
          <table:table-cell office:value-type="string">
            <text:p>Николаев В.Е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7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0" office:value-type="float"/>
          <table:table-cell office:value-type="string">
            <text:p>Тихонов П.Н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8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1" office:value-type="float"/>
          <table:table-cell office:value-type="string">
            <text:p>Демьянов Р.Г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39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2" office:value-type="float"/>
          <table:table-cell office:value-type="string">
            <text:p>Евдокимов О.Б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0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3" office:value-type="float"/>
          <table:table-cell office:value-type="string">
            <text:p>Кондратьев Л.Ю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1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4" office:value-type="float"/>
          <table:table-cell office:value-type="string">
            <text:p>Тарасов Ю.Т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2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5" office:value-type="float"/>
          <table:table-cell office:value-type="string">
            <text:p>Трифонов И.М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3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6" office:value-type="float"/>
          <table:table-cell office:value-type="string">
            <text:p>Христофоров С.Я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4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7" office:value-type="float"/>
          <table:table-cell office:value-type="string">
            <text:p>Анисимов А.А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5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8" office:value-type="float"/>
          <table:table-cell office:value-type="string">
            <text:p>Гордеев А.Р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6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19" office:value-type="float"/>
          <table:table-cell office:value-type="string">
            <text:p>Кузьмин П.О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7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0" office:value-type="float"/>
          <table:table-cell office:value-type="string">
            <text:p>Макаров Л.Р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8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1" office:value-type="float"/>
          <table:table-cell office:value-type="string">
            <text:p>Марков К.Е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49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2" office:value-type="float"/>
          <table:table-cell office:value-type="string">
            <text:p>Никоноров Н.К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0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3" office:value-type="float"/>
          <table:table-cell office:value-type="string">
            <text:p>Парамонов Г.Х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1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4" office:value-type="float"/>
          <table:table-cell office:value-type="string">
            <text:p>Прохоров Б.Т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2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5" office:value-type="float"/>
          <table:table-cell office:value-type="string">
            <text:p>Галактионов И.Ю.</text:p>
          </table:table-cell>
          <table:table-cell office:value="1" office:value-type="float"/>
          <table:table-cell office:value="41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3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6" office:value-type="float"/>
          <table:table-cell office:value-type="string">
            <text:p>Никитин М.С.</text:p>
          </table:table-cell>
          <table:table-cell office:value="3" office:value-type="float"/>
          <table:table-cell office:value="68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4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7" office:value-type="float"/>
          <table:table-cell office:value-type="string">
            <text:p>Тимохин Я.В.</text:p>
          </table:table-cell>
          <table:table-cell office:value="2" office:value-type="float"/>
          <table:table-cell office:value="5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5</text:p>
          </table:table-cell>
          <table:table-cell office:value-type="string">
            <text:p>Железнодорожная</text:p>
          </table:table-cell>
          <table:table-cell office:value="5" office:value-type="float"/>
          <table:table-cell office:value="28" office:value-type="float"/>
          <table:table-cell office:value-type="string">
            <text:p>Алехин С.И.</text:p>
          </table:table-cell>
          <table:table-cell office:value="3" office:value-type="float"/>
          <table:table-cell office:value="70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6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1" office:value-type="float"/>
          <table:table-cell office:value-type="string">
            <text:p>Алексеев Т.Б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7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2" office:value-type="float"/>
          <table:table-cell office:value-type="string">
            <text:p>Родионов А.Р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8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3" office:value-type="float"/>
          <table:table-cell office:value-type="string">
            <text:p>Филимонов О.Д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59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4" office:value-type="float"/>
          <table:table-cell office:value-type="string">
            <text:p>Григорьев Н.П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0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5" office:value-type="float"/>
          <table:table-cell office:value-type="string">
            <text:p>Симонов А.А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1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6" office:value-type="float"/>
          <table:table-cell office:value-type="string">
            <text:p>Галактионов П.О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2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7" office:value-type="float"/>
          <table:table-cell office:value-type="string">
            <text:p>Ильясов К.Н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3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8" office:value-type="float"/>
          <table:table-cell office:value-type="string">
            <text:p>Сильвестров В.Д.</text:p>
          </table:table-cell>
          <table:table-cell office:value="2" office:value-type="float"/>
          <table:table-cell office:value="54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4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9" office:value-type="float"/>
          <table:table-cell office:value-type="string">
            <text:p>Клавдиев И.И.</text:p>
          </table:table-cell>
          <table:table-cell office:value="1" office:value-type="float"/>
          <table:table-cell office:value="42" office:value-type="float"/>
          <table:table-cell table:number-columns-repeated="16377"/>
        </table:table-row>
        <table:table-row table:style-name="Row6" table:visibility="filter">
          <table:table-cell office:value-type="string" table:style-name="Cell12">
            <text:p>Л65</text:p>
          </table:table-cell>
          <table:table-cell office:value-type="string">
            <text:p>Пушкина</text:p>
          </table:table-cell>
          <table:table-cell office:value="2" office:value-type="float"/>
          <table:table-cell office:value="10" office:value-type="float"/>
          <table:table-cell office:value-type="string">
            <text:p>Иосифов В.Ю.</text:p>
          </table:table-cell>
          <table:table-cell office:value="3" office:value-type="float"/>
          <table:table-cell office:value="66" office:value-type="float"/>
          <table:table-cell table:number-columns-repeated="16377"/>
        </table:table-row>
        <table:table-row table:number-rows-repeated="1048510" table:style-name="Row7">
          <table:table-cell table:number-columns-repeated="16384"/>
        </table:table-row>
      </table:table>
      <table:table co:columns-count="3" co:grouping-summary-below="true" co:grouping-summary-right="true" co:rows-count="17" co:show-zero-value="true" table:name="Управляющие_компании" table:style-name="Table3">
        <table:table-column table:default-cell-style-name="Cell5" table:style-name="Col14"/>
        <table:table-column table:default-cell-style-name="Cell5" table:style-name="Col16"/>
        <table:table-column table:default-cell-style-name="Cell5" table:style-name="Col17"/>
        <table:table-column table:default-cell-style-name="Cell5" table:number-columns-repeated="16381" table:style-name="Col7"/>
        <table:table-row table:style-name="Row8">
          <table:table-cell office:value-type="string" table:style-name="Cell13">
            <text:p>ID компании</text:p>
          </table:table-cell>
          <table:table-cell office:value-type="string" table:style-name="Cell14">
            <text:p>Название</text:p>
          </table:table-cell>
          <table:table-cell office:value-type="string" table:style-name="Cell14">
            <text:p>Адрес</text:p>
          </table:table-cell>
          <table:table-cell table:number-columns-repeated="16381"/>
        </table:table-row>
        <table:table-row table:style-name="Row9" table:visibility="filter">
          <table:table-cell office:value="1" office:value-type="float" table:style-name="Cell2"/>
          <table:table-cell office:value-type="string" table:style-name="Cell17">
            <text:p>Восток</text:p>
          </table:table-cell>
          <table:table-cell office:value-type="string">
            <text:p>г.Правобережный, ул Ленина, 4</text:p>
          </table:table-cell>
          <table:table-cell table:number-columns-repeated="16381"/>
        </table:table-row>
        <table:table-row table:style-name="Row9" table:visibility="filter">
          <table:table-cell office:value="2" office:value-type="float" table:style-name="Cell2"/>
          <table:table-cell office:value-type="string" table:style-name="Cell17">
            <text:p>Восход</text:p>
          </table:table-cell>
          <table:table-cell office:value-type="string">
            <text:p>г.Правобережный, ул Пушкина, 7</text:p>
          </table:table-cell>
          <table:table-cell table:number-columns-repeated="16381"/>
        </table:table-row>
        <table:table-row table:style-name="Row10">
          <table:table-cell office:value="3" office:value-type="float" table:style-name="Cell2"/>
          <table:table-cell office:value-type="string" table:style-name="Cell17">
            <text:p>Город 1</text:p>
          </table:table-cell>
          <table:table-cell office:value-type="string">
            <text:p>г.Правобережный, ул Орлова, 17</text:p>
          </table:table-cell>
          <table:table-cell table:number-columns-repeated="16381"/>
        </table:table-row>
        <table:table-row table:style-name="Row9" table:visibility="filter">
          <table:table-cell office:value="4" office:value-type="float" table:style-name="Cell2"/>
          <table:table-cell office:value-type="string" table:style-name="Cell17">
            <text:p>Городская среда</text:p>
          </table:table-cell>
          <table:table-cell office:value-type="string">
            <text:p>г.Правобережный, ул Волкова, 37</text:p>
          </table:table-cell>
          <table:table-cell table:number-columns-repeated="16381"/>
        </table:table-row>
        <table:table-row table:style-name="Row9" table:visibility="filter">
          <table:table-cell office:value="5" office:value-type="float" table:style-name="Cell2"/>
          <table:table-cell office:value-type="string" table:style-name="Cell17">
            <text:p>Жилищник</text:p>
          </table:table-cell>
          <table:table-cell office:value-type="string">
            <text:p>г.Правобережный, ул Парковая, 47</text:p>
          </table:table-cell>
          <table:table-cell table:number-columns-repeated="16381"/>
        </table:table-row>
        <table:table-row table:style-name="Row9" table:visibility="filter">
          <table:table-cell office:value="6" office:value-type="float" table:style-name="Cell2"/>
          <table:table-cell office:value-type="string" table:style-name="Cell17">
            <text:p>ЖКХ-Трест 1</text:p>
          </table:table-cell>
          <table:table-cell office:value-type="string">
            <text:p>г.Правобережный, ул Центральная, 5</text:p>
          </table:table-cell>
          <table:table-cell table:number-columns-repeated="16381"/>
        </table:table-row>
        <table:table-row table:style-name="Row9" table:visibility="filter">
          <table:table-cell office:value="7" office:value-type="float" table:style-name="Cell2"/>
          <table:table-cell office:value-type="string" table:style-name="Cell17">
            <text:p>Недвижимость-Фонд</text:p>
          </table:table-cell>
          <table:table-cell office:value-type="string">
            <text:p>г.Правобережный, ул Новкова, 2</text:p>
          </table:table-cell>
          <table:table-cell table:number-columns-repeated="16381"/>
        </table:table-row>
        <table:table-row table:style-name="Row9" table:visibility="filter">
          <table:table-cell office:value="8" office:value-type="float" table:style-name="Cell2"/>
          <table:table-cell office:value-type="string" table:style-name="Cell17">
            <text:p>Пик</text:p>
          </table:table-cell>
          <table:table-cell office:value-type="string">
            <text:p>г.Правобережный, ул Крымская, 14</text:p>
          </table:table-cell>
          <table:table-cell table:number-columns-repeated="16381"/>
        </table:table-row>
        <table:table-row table:style-name="Row9" table:visibility="filter">
          <table:table-cell office:value="9" office:value-type="float" table:style-name="Cell2"/>
          <table:table-cell office:value-type="string" table:style-name="Cell17">
            <text:p>Стрела</text:p>
          </table:table-cell>
          <table:table-cell office:value-type="string">
            <text:p>г.Правобережный, ул генерала Кузнецова, 6</text:p>
          </table:table-cell>
          <table:table-cell table:number-columns-repeated="16381"/>
        </table:table-row>
        <table:table-row table:style-name="Row9" table:visibility="filter">
          <table:table-cell office:value="10" office:value-type="float" table:style-name="Cell2"/>
          <table:table-cell office:value-type="string" table:style-name="Cell17">
            <text:p>СтройЭксКапиталл</text:p>
          </table:table-cell>
          <table:table-cell office:value-type="string">
            <text:p>г.Правобережный, ул Симонова, 12</text:p>
          </table:table-cell>
          <table:table-cell table:number-columns-repeated="16381"/>
        </table:table-row>
        <table:table-row table:style-name="Row9" table:visibility="filter">
          <table:table-cell office:value="11" office:value-type="float" table:style-name="Cell2"/>
          <table:table-cell office:value-type="string" table:style-name="Cell17">
            <text:p>Управление 7</text:p>
          </table:table-cell>
          <table:table-cell office:value-type="string">
            <text:p>г.Правобережный, ул Кошкина, 22</text:p>
          </table:table-cell>
          <table:table-cell table:number-columns-repeated="16381"/>
        </table:table-row>
        <table:table-row table:style-name="Row9" table:visibility="filter">
          <table:table-cell office:value="12" office:value-type="float" table:style-name="Cell2"/>
          <table:table-cell office:value-type="string" table:style-name="Cell17">
            <text:p>Фонд управления ЖК Сити-Парк</text:p>
          </table:table-cell>
          <table:table-cell office:value-type="string">
            <text:p>г.Правобережный, ул Блока, 13</text:p>
          </table:table-cell>
          <table:table-cell table:number-columns-repeated="16381"/>
        </table:table-row>
        <table:table-row table:style-name="Row9" table:visibility="filter">
          <table:table-cell office:value="13" office:value-type="float" table:style-name="Cell2"/>
          <table:table-cell office:value-type="string" table:style-name="Cell17">
            <text:p>Экономный дом</text:p>
          </table:table-cell>
          <table:table-cell office:value-type="string">
            <text:p>г.Правобережный, ул Авиастроителей, 7</text:p>
          </table:table-cell>
          <table:table-cell table:number-columns-repeated="16381"/>
        </table:table-row>
        <table:table-row table:style-name="Row9" table:visibility="filter">
          <table:table-cell office:value="14" office:value-type="float" table:style-name="Cell2"/>
          <table:table-cell office:value-type="string" table:style-name="Cell17">
            <text:p>Эксплуатация</text:p>
          </table:table-cell>
          <table:table-cell office:value-type="string">
            <text:p>г.Правобережный, ул Сталеваров, 9</text:p>
          </table:table-cell>
          <table:table-cell table:number-columns-repeated="16381"/>
        </table:table-row>
        <table:table-row table:style-name="Row9" table:visibility="filter">
          <table:table-cell office:value="15" office:value-type="float" table:style-name="Cell2"/>
          <table:table-cell office:value-type="string" table:style-name="Cell17">
            <text:p>Энергия</text:p>
          </table:table-cell>
          <table:table-cell office:value-type="string">
            <text:p>г.Правобережный, ул Заречная, 15</text:p>
          </table:table-cell>
          <table:table-cell table:number-columns-repeated="16381"/>
        </table:table-row>
        <table:table-row table:style-name="Row8">
          <table:table-cell/>
          <table:table-cell table:style-name="Cell17"/>
          <table:table-cell/>
          <table:table-cell table:number-columns-repeated="16381"/>
        </table:table-row>
        <table:table-row table:number-rows-repeated="1048559" table:style-name="Row7">
          <table:table-cell table:number-columns-repeated="16384"/>
        </table:table-row>
      </table:table>
      <table:table co:columns-count="10" co:grouping-summary-below="true" co:grouping-summary-right="true" co:rows-count="20" co:show-zero-value="true" table:name="Лист1" table:style-name="Table4">
        <table:table-column table:number-columns-repeated="16384" table:style-name="Col18"/>
        <table:table-row table:style-name="Row7">
          <table:table-cell office:value="158841" office:value-type="float"/>
          <table:table-cell office:value="145393" office:value-type="float"/>
          <table:table-cell office:value="13448" office:value-type="float" table:formula="of:=A1-B1"/>
          <table:table-cell table:number-columns-repeated="7"/>
          <table:table-cell table:number-columns-repeated="16374"/>
        </table:table-row>
        <table:table-row table:style-name="Row7">
          <table:table-cell office:value="33237" office:value-type="float"/>
          <table:table-cell office:value="19965" office:value-type="float"/>
          <table:table-cell office:value="13272" office:value-type="float" table:formula="of:=A2-B2"/>
          <table:table-cell table:number-columns-repeated="7"/>
          <table:table-cell table:number-columns-repeated="16374"/>
        </table:table-row>
        <table:table-row table:number-rows-repeated="1048574" table:style-name="Row7">
          <table:table-cell table:number-columns-repeated="16384"/>
        </table:table-row>
      </table:table>
      <table:database-ranges>
        <table:database-range table:display-filter-buttons="true" table:target-range-address="'Начисления_и_оплата'.A1:'Начисления_и_оплата'.F1162">
          <table:filter>
            <table:filter-and>
              <table:filter-condition table:field-number="3" table:operator="=" table:value="3">
                <table:filter-set-item table:value="3"/>
              </table:filter-condition>
              <table:filter-condition table:field-number="4" table:operator="=" table:value="Начисление">
                <table:filter-set-item table:value="Начисление"/>
              </table:filter-condition>
              <table:filter-condition table:field-number="2" table:operator="=" table:value="Л17">
                <table:filter-set-item table:value="Л17"/>
              </table:filter-condition>
              <table:filter-condition table:field-number="1" table:operator="=" table:value="01.01.2023 6:00">
                <table:filter-set-item table:value="01.01.2023 6:00"/>
                <table:filter-set-item table:value="01.02.2023 6:00"/>
                <table:filter-set-item table:value="01.03.2023 6:00"/>
                <table:filter-set-item table:value="01.04.2023 6:00"/>
                <table:filter-set-item table:value="01.05.2023 6:00"/>
                <table:filter-set-item table:value="01.06.2023 6:00"/>
                <table:filter-set-item table:value="01.07.2023 6:00"/>
              </table:filter-condition>
            </table:filter-and>
          </table:filter>
        </table:database-range>
        <table:database-range table:display-filter-buttons="true" table:target-range-address="'Лицевые_счета'.A1:'Лицевые_счета'.G66">
          <table:filter>
            <table:filter-and>
              <table:filter-condition table:field-number="1" table:operator="=" table:value="Гоголя">
                <table:filter-set-item table:value="Гоголя"/>
              </table:filter-condition>
              <table:filter-condition table:field-number="2" table:operator="=" table:value="8">
                <table:filter-set-item table:value="8"/>
              </table:filter-condition>
              <table:filter-condition table:field-number="3" table:operator="=" table:value="4">
                <table:filter-set-item table:value="4"/>
              </table:filter-condition>
            </table:filter-and>
          </table:filter>
        </table:database-range>
        <table:database-range table:display-filter-buttons="true" table:target-range-address="'Управляющие_компании'.A1:'Управляющие_компании'.C16">
          <table:filter>
            <table:filter-and>
              <table:filter-condition table:field-number="1" table:operator="=" table:value="Город 1">
                <table:filter-set-item table:value="Город 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style:default-style style:family="graphic">
      <style:graphic-properties fo:padding-bottom="3.6pt" fo:padding-left="3.6pt" fo:padding-right="3.6pt" fo:padding-top="3.6pt" fo:wrap-option="wrap"/>
    </style:default-style>
    <style:style style:display-name="default" style:family="table" style:name="default">
      <co:linked-style style-name="default_cl"/>
      <style:table-properties table:display="true"/>
    </style:style>
    <style:style style:data-style-name="N1" style:display-name="default" style:family="table-cell" style:name="default_cl">
      <co:linked-style style-name="default"/>
      <style:table-cell-properties fo:background-color="transparent">
        <co:background-theme-color>
          <value>
            <rgba>00000000</rgba>
          </value>
        </co:background-theme-color>
      </style:table-cell-properties>
      <style:text-properties fo:color="#000000" fo:font-family="Calibri" fo:font-size="11pt" style:font-name="Calibri" style:font-size-asian="11pt" style:font-size-complex="11pt">
        <co:theme-color>
          <value>
            <rgba>000000FF</rgba>
          </value>
        </co:theme-color>
      </style:text-properties>
    </style:style>
    <number:date-style style:name="N2_0" style:volatile="true">
      <number:day number:style="long"/>
      <number:text>.</number:text>
      <number:month number:style="long"/>
      <number:text>.</number:text>
      <number:year number:style="short"/>
      <number:text> </number:text>
      <number:hours number:style="short"/>
      <number:text>:</number:text>
      <number:minutes number:style="long"/>
    </number:date-style>
    <number:text-style co:extendedFormatCode="dd\.mm\.yy h:mm;@" style:name="N2">
      <number:text-content/>
      <style:map style:apply-style-name="N2_0" style:condition="value()&gt;=0"/>
    </number:text-style>
    <number:number-style co:extendedFormatCode="General" style:name="N1">
      <number:number number:min-integer-digits="1"/>
    </number:number-style>
    <number:time-style co:extendedFormatCode="[$-419]h:mm:ss AM/PM" number:country="RU" number:language="ru" style:name="N3">
      <number:hours number:style="short"/>
      <number:text>:</number:text>
      <number:minutes number:style="long"/>
      <number:text>:</number:text>
      <number:seconds number:style="long"/>
      <number:text> </number:text>
      <number:am-pm/>
    </number:time-style>
    <number:date-style co:extendedFormatCode="[$-F800]mm/dd/yyyy h:mm AM/PM" number:automatic-order="true" style:name="N4">
      <number:month number:style="long"/>
      <number:text>/</number:text>
      <number:day number:style="long"/>
      <number:text>/</number:text>
      <number:year number:style="long"/>
      <number:text> </number:text>
      <number:hours number:style="short"/>
      <number:text>:</number:text>
      <number:minutes number:style="long"/>
      <number:text> </number:text>
      <number:am-pm/>
    </number:date-style>
  </office:styles>
  <office:automatic-styles>
    <style:page-layout style:name="PM3">
      <style:page-layout-properties fo:margin-bottom="42.52pt" fo:margin-left="42.52pt" fo:margin-right="42.52pt" fo:margin-top="42.52pt" fo:page-height="842.4pt" fo:page-width="595.4pt"/>
      <style:header-style>
        <style:header-footer-properties fo:margin-bottom="0pt" fo:min-height="36pt"/>
      </style:header-style>
      <style:footer-style>
        <style:header-footer-properties fo:margin-top="0pt" fo:min-height="36pt"/>
      </style:footer-style>
    </style:page-layout>
    <style:page-layout style:name="PM2">
      <style:page-layout-properties fo:margin-bottom="21.6pt" fo:margin-left="50.4pt" fo:margin-right="50.4pt" fo:margin-top="21.6pt" style:scale-to="100%"/>
      <style:header-style>
        <style:header-footer-properties fo:margin-bottom="0pt" fo:min-height="32.4pt"/>
      </style:header-style>
      <style:footer-style>
        <style:header-footer-properties fo:margin-top="0pt" fo:min-height="32.4pt"/>
      </style:footer-style>
    </style:page-layout>
    <style:page-layout style:name="PM1">
      <style:page-layout-properties fo:margin-bottom="21.6pt" fo:margin-left="50.4pt" fo:margin-right="50.4pt" fo:margin-top="21.6pt"/>
      <style:header-style>
        <style:header-footer-properties fo:margin-bottom="0pt" fo:min-height="32.4pt"/>
      </style:header-style>
      <style:footer-style>
        <style:header-footer-properties fo:margin-top="0pt" fo:min-height="32.4pt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  <style:master-page style:name="Standard" style:page-layout-name="PM2">
      <style:header style:display="false"/>
      <style:footer style:display="false"/>
    </style:master-page>
    <style:master-page style:name="SheetStyle1" style:page-layout-name="PM1">
      <style:header style:display="false"/>
      <style:footer style:display="false"/>
    </style:master-page>
    <style:master-page style:name="SheetStyle2" style:page-layout-name="PM1">
      <style:header style:display="false"/>
      <style:footer style:display="false"/>
    </style:master-page>
    <style:master-page style:name="SheetStyle3" style:page-layout-name="PM3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4</meta:generator>
    <dc:date>2024-01-06T12:33:50Z</dc:date>
  </office:meta>
</office:document-meta>
</file>

<file path=themes.xml><?xml version="1.0" encoding="utf-8"?>
<co:themes xmlns:a="http://schemas.openxmlformats.org/drawingml/2006/main" xmlns:asvg="http://schemas.microsoft.com/office/drawing/2016/SVG/main" xmlns:c="http://schemas.openxmlformats.org/drawingml/2006/chart" xmlns:co="http://ncloudtech.com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